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normal" style:text-underline-style="solid" style:text-underline-width="auto" style:text-underline-color="font-color" fo:font-weight="normal" officeooo:rsid="001be872" officeooo:paragraph-rsid="001be872" style:font-size-asian="13.1000003814697pt" style:font-style-asian="normal" style:font-weight-asian="normal" style:font-size-complex="15pt" style:font-style-complex="normal" style:font-weight-complex="normal"/>
    </style:style>
    <style:style style:name="P2" style:family="paragraph" style:parent-style-name="Standard">
      <style:paragraph-properties fo:text-align="center" style:justify-single-word="false"/>
      <style:text-properties fo:font-size="15pt" fo:font-style="normal" style:text-underline-style="none" fo:font-weight="normal" officeooo:rsid="001be872" officeooo:paragraph-rsid="001be872" style:font-size-asian="13.1000003814697pt" style:font-style-asian="normal" style:font-weight-asian="normal" style:font-size-complex="15pt" style:font-style-complex="normal" style:font-weight-complex="normal"/>
    </style:style>
    <style:style style:name="P3" style:family="paragraph" style:parent-style-name="Standard">
      <style:paragraph-properties fo:text-align="center" style:justify-single-word="false"/>
      <style:text-properties fo:font-size="15pt" fo:font-style="normal" style:text-underline-style="none" fo:font-weight="bold" officeooo:rsid="001be872" officeooo:paragraph-rsid="001be872" style:font-size-asian="13.1000003814697pt" style:font-style-asian="normal" style:font-weight-asian="bold" style:font-size-complex="15pt" style:font-style-complex="normal" style:font-weight-complex="bold"/>
    </style:style>
    <style:style style:name="P4" style:family="paragraph" style:parent-style-name="Standard">
      <style:paragraph-properties fo:text-align="center" style:justify-single-word="false"/>
      <style:text-properties fo:font-size="15pt" fo:font-style="normal" style:text-underline-style="none" fo:font-weight="bold" officeooo:rsid="0021702f" officeooo:paragraph-rsid="0021702f" style:font-size-asian="13.1000003814697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fo:font-size="15pt" fo:font-style="normal" style:text-underline-style="none" fo:font-weight="bold" officeooo:rsid="0026faca" officeooo:paragraph-rsid="0026faca" style:font-size-asian="13.1000003814697pt" style:font-style-asian="normal" style:font-weight-asian="bold" style:font-size-complex="15pt" style:font-style-complex="normal" style:font-weight-complex="bold"/>
    </style:style>
    <style:style style:name="P6" style:family="paragraph" style:parent-style-name="Standard">
      <style:paragraph-properties fo:text-align="center" style:justify-single-word="false"/>
      <style:text-properties fo:font-size="15pt" fo:font-style="normal" style:text-underline-style="none" fo:font-weight="bold" officeooo:rsid="002ab2f8" officeooo:paragraph-rsid="002ab2f8" style:font-size-asian="13.1000003814697pt" style:font-style-asian="normal" style:font-weight-asian="bold" style:font-size-complex="15pt" style:font-style-complex="normal" style:font-weight-complex="bold"/>
    </style:style>
    <style:style style:name="P7" style:family="paragraph" style:parent-style-name="Standard">
      <style:paragraph-properties fo:text-align="center" style:justify-single-word="false"/>
      <style:text-properties fo:font-size="15pt" fo:font-style="normal" style:text-underline-style="none" fo:font-weight="bold" officeooo:rsid="003489c4" officeooo:paragraph-rsid="003489c4" style:font-size-asian="13.1000003814697pt" style:font-style-asian="normal" style:font-weight-asian="bold" style:font-size-complex="15pt" style:font-style-complex="normal" style:font-weight-complex="bold"/>
    </style:style>
    <style:style style:name="P8" style:family="paragraph" style:parent-style-name="Standard">
      <style:paragraph-properties fo:text-align="center" style:justify-single-word="false"/>
      <style:text-properties fo:font-size="15pt" fo:font-style="normal" style:text-underline-style="none" fo:font-weight="bold" officeooo:rsid="00453a16" officeooo:paragraph-rsid="00453a16" style:font-size-asian="13.1000003814697pt" style:font-style-asian="normal" style:font-weight-asian="bold" style:font-size-complex="15pt" style:font-style-complex="normal" style:font-weight-complex="bold"/>
    </style:style>
    <style:style style:name="P9" style:family="paragraph" style:parent-style-name="Standard">
      <style:paragraph-properties fo:text-align="center" style:justify-single-word="false"/>
      <style:text-properties fo:font-size="15pt" fo:font-style="normal" style:text-underline-style="none" fo:font-weight="bold" officeooo:rsid="0059e1df" officeooo:paragraph-rsid="0059e1df" style:font-size-asian="13.1000003814697pt" style:font-style-asian="normal" style:font-weight-asian="bold" style:font-size-complex="15pt" style:font-style-complex="normal" style:font-weight-complex="bold"/>
    </style:style>
    <style:style style:name="P10" style:family="paragraph" style:parent-style-name="Standard">
      <style:paragraph-properties fo:text-align="center" style:justify-single-word="false"/>
      <style:text-properties fo:font-size="15pt" fo:font-style="normal" style:text-underline-style="none" fo:font-weight="bold" officeooo:rsid="005e0261" officeooo:paragraph-rsid="005e0261" style:font-size-asian="13.1000003814697pt" style:font-style-asian="normal" style:font-weight-asian="bold" style:font-size-complex="15pt" style:font-style-complex="normal" style:font-weight-complex="bold"/>
    </style:style>
    <style:style style:name="P11" style:family="paragraph" style:parent-style-name="Standard">
      <style:paragraph-properties fo:text-align="center" style:justify-single-word="false"/>
      <style:text-properties fo:font-size="15pt" fo:font-style="normal" style:text-underline-style="none" fo:font-weight="bold" officeooo:rsid="0063e097" officeooo:paragraph-rsid="0063e097" style:font-size-asian="13.1000003814697pt" style:font-style-asian="normal" style:font-weight-asian="bold" style:font-size-complex="15pt" style:font-style-complex="normal" style:font-weight-complex="bold"/>
    </style:style>
    <style:style style:name="P12" style:family="paragraph" style:parent-style-name="Standard">
      <style:paragraph-properties fo:text-align="center" style:justify-single-word="false"/>
      <style:text-properties fo:font-size="15pt" fo:font-style="normal" style:text-underline-style="none" fo:font-weight="bold" officeooo:rsid="0069a127" officeooo:paragraph-rsid="0069a127" style:font-size-asian="13.1000003814697pt" style:font-style-asian="normal" style:font-weight-asian="bold" style:font-size-complex="15pt" style:font-style-complex="normal" style:font-weight-complex="bold"/>
    </style:style>
    <style:style style:name="P13" style:family="paragraph" style:parent-style-name="Standard">
      <style:paragraph-properties fo:text-align="center" style:justify-single-word="false"/>
      <style:text-properties fo:font-size="15pt" fo:font-style="normal" style:text-underline-style="none" fo:font-weight="bold" officeooo:rsid="0071482e" officeooo:paragraph-rsid="0071482e" style:font-size-asian="13.1000003814697pt" style:font-style-asian="normal" style:font-weight-asian="bold" style:font-size-complex="15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be872" officeooo:paragraph-rsid="001be872"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dbeec" officeooo:paragraph-rsid="001dbee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e0baf" officeooo:paragraph-rsid="001e0baf"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f784c" officeooo:paragraph-rsid="001f784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147ae" officeooo:paragraph-rsid="002147a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1702f" officeooo:paragraph-rsid="0021702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23c17" officeooo:paragraph-rsid="00223c1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408a7" officeooo:paragraph-rsid="002408a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4ffad" officeooo:paragraph-rsid="0024ffa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6faca" officeooo:paragraph-rsid="0026fac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90d37" officeooo:paragraph-rsid="00290d3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ab2f8" officeooo:paragraph-rsid="002ab2f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1be872" officeooo:paragraph-rsid="001be87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1d4f1b" officeooo:paragraph-rsid="001be872"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1dbeec" officeooo:paragraph-rsid="001dbee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1e0baf" officeooo:paragraph-rsid="001e0ba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1e3367" officeooo:paragraph-rsid="001e0ba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1e3367" officeooo:paragraph-rsid="001e336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1e750b" officeooo:paragraph-rsid="001e750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1f5cb9" officeooo:paragraph-rsid="001f5cb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1f784c" officeooo:paragraph-rsid="001f784c"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2122e6" officeooo:paragraph-rsid="001f784c"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2147ae" officeooo:paragraph-rsid="002147a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21702f" officeooo:paragraph-rsid="002147a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21702f" officeooo:paragraph-rsid="0021702f"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223c17" officeooo:paragraph-rsid="0021702f"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223c17" officeooo:paragraph-rsid="00223c17"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408a7" officeooo:paragraph-rsid="00223c17"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408a7" officeooo:paragraph-rsid="002408a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245b0f" officeooo:paragraph-rsid="002408a7"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24ffad" officeooo:paragraph-rsid="0024ffa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62e6f" officeooo:paragraph-rsid="0024ffa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62e6f" officeooo:paragraph-rsid="00262e6f"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26faca" officeooo:paragraph-rsid="0026fac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27a514" officeooo:paragraph-rsid="0026fac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27a514" officeooo:paragraph-rsid="0027a51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290d37" officeooo:paragraph-rsid="00290d37"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2975a1" officeooo:paragraph-rsid="00290d3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2975a1" officeooo:paragraph-rsid="002975a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2ab2f8" officeooo:paragraph-rsid="002ab2f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2ca75d" officeooo:paragraph-rsid="002ab2f8"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2ca75d" officeooo:paragraph-rsid="002ca75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2e4e8b" officeooo:paragraph-rsid="002e4e8b"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2e5542" officeooo:paragraph-rsid="002e5542"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2fc076" officeooo:paragraph-rsid="002fc076"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315e73" officeooo:paragraph-rsid="00315e7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31a7b7" officeooo:paragraph-rsid="0031a7b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31b0e7" officeooo:paragraph-rsid="0031b0e7"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340a09" officeooo:paragraph-rsid="00340a09"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style:text-underline-style="none" fo:font-weight="normal" officeooo:rsid="003489c4" officeooo:paragraph-rsid="003489c4"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style:text-underline-style="none" fo:font-weight="normal" officeooo:rsid="00388da1" officeooo:paragraph-rsid="00388da1"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style:text-underline-style="none" fo:font-weight="normal" officeooo:rsid="0039a301" officeooo:paragraph-rsid="0039a30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style:text-underline-style="none" fo:font-weight="normal" officeooo:rsid="0039ad58" officeooo:paragraph-rsid="0039ad58"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style:text-underline-style="none" fo:font-weight="normal" officeooo:rsid="0039cd16" officeooo:paragraph-rsid="0039cd1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style:text-underline-style="none" fo:font-weight="normal" officeooo:rsid="003b72f1" officeooo:paragraph-rsid="003b72f1"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style:text-underline-style="none" fo:font-weight="normal" officeooo:rsid="003bb14b" officeooo:paragraph-rsid="003bb14b"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style:text-underline-style="none" fo:font-weight="normal" officeooo:rsid="003ca0e2" officeooo:paragraph-rsid="003ca0e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style:text-underline-style="none" fo:font-weight="normal" officeooo:rsid="003cd9b9" officeooo:paragraph-rsid="003cd9b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style:text-underline-style="none" fo:font-weight="normal" officeooo:rsid="003cebbf" officeooo:paragraph-rsid="003cebb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style:text-underline-style="none" fo:font-weight="normal" officeooo:rsid="003e4310" officeooo:paragraph-rsid="003e4310"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style:text-underline-style="none" fo:font-weight="normal" officeooo:rsid="0040162d" officeooo:paragraph-rsid="0040162d"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style:text-underline-style="none" fo:font-weight="normal" officeooo:rsid="0040f85d" officeooo:paragraph-rsid="0040f85d"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style:text-underline-style="none" fo:font-weight="normal" officeooo:rsid="00453a16" officeooo:paragraph-rsid="00453a1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style:text-underline-style="none" fo:font-weight="normal" officeooo:rsid="00463af5" officeooo:paragraph-rsid="00463af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style:text-underline-style="none" fo:font-weight="normal" officeooo:rsid="0047e68d" officeooo:paragraph-rsid="0047e68d"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style:text-underline-style="none" fo:font-weight="normal" officeooo:rsid="00487961" officeooo:paragraph-rsid="00487961"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style:text-underline-style="none" fo:font-weight="normal" officeooo:rsid="004a430b" officeooo:paragraph-rsid="004a430b"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style:text-underline-style="none" fo:font-weight="normal" officeooo:rsid="004b104a" officeooo:paragraph-rsid="004b104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style:text-underline-style="none" fo:font-weight="normal" officeooo:rsid="004dec27" officeooo:paragraph-rsid="004dec27"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style:text-underline-style="none" fo:font-weight="normal" officeooo:rsid="004eb879" officeooo:paragraph-rsid="004eb879"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style:text-underline-style="none" fo:font-weight="normal" officeooo:rsid="0051950c" officeooo:paragraph-rsid="0051950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style:text-underline-style="none" fo:font-weight="normal" officeooo:rsid="00519930" officeooo:paragraph-rsid="00519930"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style:text-underline-style="none" fo:font-weight="normal" officeooo:rsid="0052b670" officeooo:paragraph-rsid="0052b670"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style:text-underline-style="none" fo:font-weight="normal" officeooo:rsid="005652b3" officeooo:paragraph-rsid="005652b3"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style:text-underline-style="none" fo:font-weight="normal" officeooo:rsid="0058259b" officeooo:paragraph-rsid="0058259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style:text-underline-style="none" fo:font-weight="normal" officeooo:rsid="0059e1df" officeooo:paragraph-rsid="0059e1d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style:text-underline-style="none" fo:font-weight="normal" officeooo:rsid="005a5f1f" officeooo:paragraph-rsid="005a5f1f"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style:text-underline-style="none" fo:font-weight="normal" officeooo:rsid="005d733c" officeooo:paragraph-rsid="005d733c"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style:text-underline-style="none" fo:font-weight="normal" officeooo:rsid="005e0261" officeooo:paragraph-rsid="005e026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style:text-underline-style="none" fo:font-weight="normal" officeooo:rsid="005fb1fb" officeooo:paragraph-rsid="005fb1f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style:text-underline-style="none" fo:font-weight="normal" officeooo:rsid="0060874f" officeooo:paragraph-rsid="0060874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style:text-underline-style="none" fo:font-weight="normal" officeooo:rsid="00623b1d" officeooo:paragraph-rsid="00623b1d"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style:text-underline-style="none" fo:font-weight="normal" officeooo:rsid="00637e73" officeooo:paragraph-rsid="00637e7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style:text-underline-style="none" fo:font-weight="normal" officeooo:rsid="0063e097" officeooo:paragraph-rsid="0063e097"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style:text-underline-style="none" fo:font-weight="normal" officeooo:rsid="0066e8c6" officeooo:paragraph-rsid="0066e8c6"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style:text-underline-style="none" fo:font-weight="normal" officeooo:rsid="0067a7cc" officeooo:paragraph-rsid="0067a7cc"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style:text-underline-style="none" fo:font-weight="normal" officeooo:rsid="0068b695" officeooo:paragraph-rsid="0068b695"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style:text-underline-style="none" fo:font-weight="normal" officeooo:rsid="0069a127" officeooo:paragraph-rsid="0069a127"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style:text-underline-style="none" fo:font-weight="normal" officeooo:rsid="006d332f" officeooo:paragraph-rsid="006d332f"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style:text-underline-style="none" fo:font-weight="normal" officeooo:rsid="006e8cf6" officeooo:paragraph-rsid="006e8cf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style:text-underline-style="none" fo:font-weight="normal" officeooo:rsid="006e9be1" officeooo:paragraph-rsid="006e9be1"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style:text-underline-style="none" fo:font-weight="normal" officeooo:rsid="0071482e" officeooo:paragraph-rsid="0071482e"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style:text-underline-style="none" fo:font-weight="normal" officeooo:rsid="0071aba4" officeooo:paragraph-rsid="0071aba4"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style:text-underline-style="none" fo:font-weight="normal" officeooo:rsid="007292e3" officeooo:paragraph-rsid="007292e3"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style:text-underline-style="none" fo:font-weight="normal" officeooo:rsid="0072de4d" officeooo:paragraph-rsid="0072de4d"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style:text-underline-style="none" fo:font-weight="normal" officeooo:rsid="00733d32" officeooo:paragraph-rsid="00733d32"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style:text-underline-style="none" fo:font-weight="normal" officeooo:rsid="00740e0d" officeooo:paragraph-rsid="00740e0d"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style:text-underline-style="none" fo:font-weight="normal" officeooo:rsid="00744467" officeooo:paragraph-rsid="00744467"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style:text-underline-style="none" fo:font-weight="normal" officeooo:rsid="00768283" officeooo:paragraph-rsid="00768283"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style:text-underline-style="none" fo:font-weight="normal" officeooo:rsid="004dec27" officeooo:paragraph-rsid="004dec27" fo:background-color="#000000"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center" style:justify-single-word="false"/>
      <style:text-properties fo:font-size="12pt" fo:font-style="normal" style:text-underline-style="none" fo:font-weight="bold" officeooo:rsid="0026faca" officeooo:paragraph-rsid="0026faca"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normal" officeooo:rsid="00768283" officeooo:paragraph-rsid="00768283"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style:text-underline-style="none" fo:font-weight="normal" officeooo:rsid="007b4315" officeooo:paragraph-rsid="007b4315"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style:text-underline-style="none" fo:font-weight="normal" officeooo:rsid="007ba4ec" officeooo:paragraph-rsid="007ba4ec"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style:text-underline-style="none" fo:font-weight="normal" officeooo:rsid="007d1fba" officeooo:paragraph-rsid="007d1fba"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style:text-underline-style="none" fo:font-weight="normal" officeooo:rsid="007e9af2" officeooo:paragraph-rsid="007e9af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style:text-underline-style="none" fo:font-weight="normal" officeooo:rsid="007fdb70" officeooo:paragraph-rsid="007fdb70"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style:text-underline-style="none" fo:font-weight="normal" officeooo:rsid="00831055" officeooo:paragraph-rsid="00831055"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style:text-underline-style="none" fo:font-weight="normal" officeooo:rsid="0084303b" officeooo:paragraph-rsid="0084303b"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style:text-underline-style="none" fo:font-weight="normal" officeooo:rsid="0085aae5" officeooo:paragraph-rsid="0084303b"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style:text-underline-style="none" fo:font-weight="normal" officeooo:rsid="0085aae5" officeooo:paragraph-rsid="0085aae5"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center" style:justify-single-word="false"/>
      <style:text-properties fo:font-size="15pt" fo:font-style="normal" style:text-underline-style="none" fo:font-weight="bold" officeooo:rsid="007ba4ec" officeooo:paragraph-rsid="007ba4ec" style:font-size-asian="13.1000003814697pt" style:font-style-asian="normal" style:font-weight-asian="bold" style:font-size-complex="15pt" style:font-style-complex="normal" style:font-weight-complex="bold"/>
    </style:style>
    <style:style style:name="P126" style:family="paragraph" style:parent-style-name="Standard">
      <style:paragraph-properties fo:text-align="start" style:justify-single-word="false"/>
      <style:text-properties fo:color="#c9211e" fo:font-size="12pt" fo:font-style="normal" style:text-underline-style="none" fo:font-weight="normal" officeooo:rsid="0085aae5" officeooo:paragraph-rsid="0085aae5"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1d4f1b"/>
    </style:style>
    <style:style style:name="T3" style:family="text">
      <style:text-properties style:text-underline-style="none" officeooo:rsid="001e3367"/>
    </style:style>
    <style:style style:name="T4" style:family="text">
      <style:text-properties style:text-underline-style="none" officeooo:rsid="002083c9"/>
    </style:style>
    <style:style style:name="T5" style:family="text">
      <style:text-properties style:text-underline-style="none" officeooo:rsid="002122e6"/>
    </style:style>
    <style:style style:name="T6" style:family="text">
      <style:text-properties style:text-underline-style="none" officeooo:rsid="0021702f"/>
    </style:style>
    <style:style style:name="T7" style:family="text">
      <style:text-properties style:text-underline-style="none" officeooo:rsid="00223c17"/>
    </style:style>
    <style:style style:name="T8" style:family="text">
      <style:text-properties style:text-underline-style="none" officeooo:rsid="002408a7"/>
    </style:style>
    <style:style style:name="T9" style:family="text">
      <style:text-properties style:text-underline-style="none" officeooo:rsid="00245b0f"/>
    </style:style>
    <style:style style:name="T10" style:family="text">
      <style:text-properties style:text-underline-style="none" officeooo:rsid="00262e6f"/>
    </style:style>
    <style:style style:name="T11" style:family="text">
      <style:text-properties style:text-underline-style="none" officeooo:rsid="0027a514"/>
    </style:style>
    <style:style style:name="T12" style:family="text">
      <style:text-properties style:text-underline-style="none" officeooo:rsid="002975a1"/>
    </style:style>
    <style:style style:name="T13" style:family="text">
      <style:text-properties style:text-underline-style="none" officeooo:rsid="002ca75d"/>
    </style:style>
    <style:style style:name="T14" style:family="text">
      <style:text-properties style:text-underline-style="none" officeooo:rsid="002e5542"/>
    </style:style>
    <style:style style:name="T15" style:family="text">
      <style:text-properties officeooo:rsid="002e5542"/>
    </style:style>
    <style:style style:name="T16" style:family="text">
      <style:text-properties style:text-position="super 58%" style:text-underline-style="none" officeooo:rsid="002e5542"/>
    </style:style>
    <style:style style:name="T17" style:family="text">
      <style:text-properties style:text-position="super 58%" officeooo:rsid="00793d33"/>
    </style:style>
    <style:style style:name="T18" style:family="text">
      <style:text-properties officeooo:rsid="002ffb7e"/>
    </style:style>
    <style:style style:name="T19" style:family="text">
      <style:text-properties officeooo:rsid="003231de"/>
    </style:style>
    <style:style style:name="T20" style:family="text">
      <style:text-properties officeooo:rsid="0034ebe8"/>
    </style:style>
    <style:style style:name="T21" style:family="text">
      <style:text-properties officeooo:rsid="0036de36"/>
    </style:style>
    <style:style style:name="T22" style:family="text">
      <style:text-properties officeooo:rsid="0039a301"/>
    </style:style>
    <style:style style:name="T23" style:family="text">
      <style:text-properties officeooo:rsid="003b72f1"/>
    </style:style>
    <style:style style:name="T24" style:family="text">
      <style:text-properties officeooo:rsid="003bb14b"/>
    </style:style>
    <style:style style:name="T25" style:family="text">
      <style:text-properties officeooo:rsid="0040162d"/>
    </style:style>
    <style:style style:name="T26" style:family="text">
      <style:text-properties officeooo:rsid="0044b0a8"/>
    </style:style>
    <style:style style:name="T27" style:family="text">
      <style:text-properties officeooo:rsid="004dec27"/>
    </style:style>
    <style:style style:name="T28" style:family="text">
      <style:text-properties officeooo:rsid="0050afe2"/>
    </style:style>
    <style:style style:name="T29" style:family="text">
      <style:text-properties officeooo:rsid="00519930"/>
    </style:style>
    <style:style style:name="T30" style:family="text">
      <style:text-properties officeooo:rsid="005478d6"/>
    </style:style>
    <style:style style:name="T31" style:family="text">
      <style:text-properties officeooo:rsid="005e0261"/>
    </style:style>
    <style:style style:name="T32" style:family="text">
      <style:text-properties officeooo:rsid="005e8337"/>
    </style:style>
    <style:style style:name="T33" style:family="text">
      <style:text-properties officeooo:rsid="0060874f"/>
    </style:style>
    <style:style style:name="T34" style:family="text">
      <style:text-properties officeooo:rsid="0069466a"/>
    </style:style>
    <style:style style:name="T35" style:family="text">
      <style:text-properties officeooo:rsid="0069a934"/>
    </style:style>
    <style:style style:name="T36" style:family="text">
      <style:text-properties officeooo:rsid="006c0bdc"/>
    </style:style>
    <style:style style:name="T37" style:family="text">
      <style:text-properties officeooo:rsid="00733d32"/>
    </style:style>
    <style:style style:name="T38" style:family="text">
      <style:text-properties officeooo:rsid="00744467"/>
    </style:style>
    <style:style style:name="T39" style:family="text">
      <style:text-properties officeooo:rsid="00793d33"/>
    </style:style>
    <style:style style:name="T40" style:family="text">
      <style:text-properties style:text-position="0% 100%"/>
    </style:style>
    <style:style style:name="T41" style:family="text">
      <style:text-properties officeooo:rsid="007ba4ec"/>
    </style:style>
    <style:style style:name="T42" style:family="text">
      <style:text-properties officeooo:rsid="008267bb"/>
    </style:style>
    <style:style style:name="T43" style:family="text">
      <style:text-properties officeooo:rsid="0084303b"/>
    </style:style>
    <style:style style:name="T44" style:family="text">
      <style:text-properties officeooo:rsid="008757e3"/>
    </style:style>
    <style:style style:name="T45" style:family="text">
      <style:text-properties officeooo:rsid="0087cb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g Gilla II “<text:span text:style-name="T45">The Lionheart”</text:span></text:p>
      <text:p text:style-name="P2"/>
      <text:p text:style-name="P3">1292</text:p>
      <text:p text:style-name="P3"/>
      <text:p text:style-name="P26">3 February</text:p>
      <text:p text:style-name="P26"/>
      <text:p text:style-name="P14"><text:span text:style-name="T1">Today is my 16 birthday. I was coronated and officially begin my tenure as King of Ireland. I am no man for speeches but as is tradition I was obliged to deliver one anyway. I took the time to thank the people of Ireland, our great generals and soldiers, the court, and finally my older brother Faelan who I do consider to have taken advantage of me but not as much as he could have. For now I will allow him to reign as Prince of Wales. </text:span><text:span text:style-name="T2">I also gave praise to the workers and merchants of our rich isle who’s hard labor has won our wealth and given glory to our house and issue. Finnaly I touched on the future, that since the days of my father’s defeat and our humiliation in the lands of Aquitaine Ireland has been seen as if behind a shadow, that our true glory has not been realized in many years. It is for this reason and that Eilif is found it fit to reassert his power in Skottsland that this spring we will sail to England and destroy their armies should he not bow to me. I am not seeking to rape or own all of England nay only to re-demonstrate our superiority over the English people and to the rest of Europe assure our potential friends, allies, and enemies that Eire is still the greatest power of the north-west. Our great city has been come to be known as the New Rome and her walls have never been breached so long as the house of Mael has been here. Long live the Empire and glory to our soldiers!</text:span></text:p>
      <text:p text:style-name="P27"/>
      <text:p text:style-name="P15"><text:span text:style-name="T2">2</text:span><text:span text:style-name="T1">3 February</text:span></text:p>
      <text:p text:style-name="P28"/>
      <text:p text:style-name="P28">My brother Cuan told me he is happy with the direction that I am taking our Kingdom and is excited to win again. He is only one year my senior <text:s/>and as a twin my father never knew which of them would be the one to inherit. As I have no heir at the moment it becomes, again, a question of somewhat importance. I have decided to keep Faelan as my regent and in that aknowledge that I still approve of his treatment of me during the last 7 years.</text:p>
      <text:p text:style-name="P28"/>
      <text:p text:style-name="P29">17 March</text:p>
      <text:p text:style-name="P29"/>
      <text:p text:style-name="P29">Our scouts in Wales report that the majortiy of English forces remain occupied in the north, confirmed by our positions in Skottsland. I have already landed with 9,000 soldiers in Irish-Scottland with another 5,000 landing shortly. I have named Trond my mentor as our new Marshall of Eire and sent him with a detachment of 5,000 soldiers (mostly welsh supplied by Faelan) to show force in Gwent and then perhaps march on London should the war prove long lived. I will pursue the main force which seems concentrated south of Albany in the lands of Dunbar.</text:p>
      <text:p text:style-name="P29"/>
      <text:p text:style-name="P29">7 April</text:p>
      <text:p text:style-name="P29"/>
      <text:p text:style-name="P16"><text:span text:style-name="T1">700 scottish soldiers, commanded by “King” Tadgh himself pledged themselves to our cause and on the plains of Lothain swore to fight along side us as brothers. Tadgh was baked brown by years in the sun, was ill equipped, and stank to high heaven. Here was a man whose life seemed </text:span><text:span text:style-name="T3">of upmost poverty but his companions assured me that he was of direct descent from the chosen men of Orobillia that King Ironside was his great-grandfather this and that. Regardless of what blood or house this man may be 700 soldiers are always welcome in my army. Plus this will ulitmately put him in our debt. Unless he thinks it the other way. Surely he must realize the power and supremacy of my crown when kneeling </text:span><text:soft-page-break/><text:span text:style-name="T3">and kissing my rings. With our new soldiers and strong resolve we march on quickly closing the gap between the english soldiers…</text:span></text:p>
      <text:p text:style-name="P30"/>
      <text:p text:style-name="P31">30 April</text:p>
      <text:p text:style-name="P31"/>
      <text:p text:style-name="P31">We have shattered the Grand English Army! Near the scottish villiage of Linlithgow we surrounded the 7,000 english and must have slaughtered over half of them before the cowards could escape!</text:p>
      <text:p text:style-name="P31"/>
      <text:p text:style-name="P31">12 May</text:p>
      <text:p text:style-name="P31"/>
      <text:p text:style-name="P31">With scattered pockets of Englishmen scattered across Lothian and Dunbar I have ordered our army south to pursue them.</text:p>
      <text:p text:style-name="P31"/>
      <text:p text:style-name="P31">1 June</text:p>
      <text:p text:style-name="P31"/>
      <text:p text:style-name="P31">2500 English solders were killed today in Dunbar.</text:p>
      <text:p text:style-name="P31"/>
      <text:p text:style-name="P31">23 June</text:p>
      <text:p text:style-name="P31"/>
      <text:p text:style-name="P31">The personal guard of King Eilif has crossed into Cealsaidhe. We march with all haste to destroy him and it.</text:p>
      <text:p text:style-name="P31"/>
      <text:p text:style-name="P32">15 July</text:p>
      <text:p text:style-name="P32"/>
      <text:p text:style-name="P32">Taking up my grandfather’s great Axe (given to Prince Lennan commander or Irish forces at the re-taking of Jerusalem, 1234) I personally led the Gallowglass Heavy Infantry to victory over Eilif on the plains of Dungot. He escaped my axe unfortunately and fled north. I have ordered half of my army to head south into Cumberland in case he should try to flee from me in some convuluted circle and I will pursue him personally with the other half. This far into the war I have yet to give orders to the men in Wales and today I send one dispach: You are to remain encamped in Gwent until you hear of any English movement in the south. To this you must respond with quick death.</text:p>
      <text:p text:style-name="P32"/>
      <text:p text:style-name="P32">12 August</text:p>
      <text:p text:style-name="P32"/>
      <text:p text:style-name="P32">As I had feared. The forces of Eilif being much smaller than mine have managed to elude our capture and have returned by convuluted ways back into England and fled all the way to Chester. I have decided to pursue them even to London if I must. Such was the intent of this war anyways.</text:p>
      <text:p text:style-name="P32"/>
      <text:p text:style-name="P33">13 September</text:p>
      <text:p text:style-name="P33"/>
      <text:p text:style-name="P33">I am in the lands of Chester in England. I have followed and now closely tail the remainder of Eilif’s forces who are crossing into Djuraby as I write. I intend to overtake them with cavalry in the next few days and cut off their supply train forcing them to engage in melee with us where I will slaughter them and end the English Kingdom. With my Axe.</text:p>
      <text:p text:style-name="P33"/>
      <text:p text:style-name="P33">20 September </text:p>
      <text:p text:style-name="P33"/>
      <text:p text:style-name="P33"><text:soft-page-break/>Our harrasment technique proved effective and the main forces of Eilif were forced to engage and be killed. I took their commander, a feeble man named Bard to be displayed in a cage at the forefront of my army. Eilif, the coward, fled in disguise.</text:p>
      <text:p text:style-name="P33"/>
      <text:p text:style-name="P33">5 November</text:p>
      <text:p text:style-name="P33"/>
      <text:p text:style-name="P33">I have elected not to go towards London even though that would be presumed where Eilif would have run to. I have spent weeks tracking and recording every report of English movement through their western provinces and I am suspicious, personally, that Eilif has fled south to Cornwall as a diversion fearing that I had the men and moxy to storm London even in the dead of winter (the thought certainly crossed my mind but I am in no extreme hurry) As such (on a hunch as my advisors call it) I have taken my small army of pursuers (only 5,000 of the best soldiers) south and after a breif rendevoux with our men keeping station in Gwent (Still to see any combat those sad saps of Wales…) we now continue south into Cornwall.</text:p>
      <text:p text:style-name="P33"/>
      <text:p text:style-name="P34">17 November</text:p>
      <text:p text:style-name="P34"/>
      <text:p text:style-name="P34">My intuition pays off. Today I went to Stonehenge the big rocks that seem impossible to move which are placed ever so elegantly in a circle. An old man came up to see our great army assembled and advised that the King had stopped by only a few days ago. HOLY HELL&gt; he told us he had no respect for his king and even spat for good measure. What charm of good luck is this? Stonehenge is certainly a place of great mysticism.</text:p>
      <text:p text:style-name="P34"/>
      <text:p text:style-name="P34">27 November</text:p>
      <text:p text:style-name="P34"/>
      <text:p text:style-name="P34">The small band of scouts who we intercepted and destroyed (only maybe 900 men) was only a decoy. The old man at Stonehendge perhaps a plant. Regardless we will return to Gwent for Christmas and then we will march on London. My first year as a commander has been of great help for me and I can feel my powers as a commander growing by the battle. Under my leadership I will transform our army into the greatest power in Europe (well maybe next to the Kaisar)</text:p>
      <text:p text:style-name="P34"/>
      <text:p text:style-name="P34">18 December</text:p>
      <text:p text:style-name="P34"/>
      <text:p text:style-name="P17"><text:span text:style-name="T1">The Kaisar’s war against Hispania has reached a standstill. Germany was successful on the eastern front effectively pushing Hispanic forces back over the Pyranees mountains in Foix. However in the West the Hispanic Emperor is dug in fiercely in Armagnac and Bearn along the northern slopes of the Pyrannees and even the coastal town of Marsan resisted heavy German pressure for many months. For all their gold, lives, and praying wasted Germany reamains barely stable on the south shores of the River Garonne. </text:span><text:span text:style-name="T4">Yves has recovered somewhat financially and has begun a new “political action” inspring Capetial loyalists in Breizh to embark upon a war to depose of their Pentheivre King (The house de Pentheivre took control of Breizh in 1223. After the death of King Yves I in 1221 the future of France seemed doomed (this same anxiety led to the Vexin Restoration in 1227) and the nobles at the time demanded that the King of Brittany be ready to act independantly of the King of France. Now Yves the Holy is looking to cement control over the penninsula before anyone else (England? ME? IDK) can. In the holy lands Arabian Muslims have laid siege to the city of Damascus currently controlled by Hakam the former King-Bishop of Jerusalem. In Africa the Hispanic Empire has begun creeping along the norther Christian Coast with Algeria already overrun by Hispanic raiders and soldiers. </text:span><text:span text:style-name="T5">The southern coast of Sardinia has been overtaken by Hispania. The existential threat that </text:span><text:soft-page-break/><text:span text:style-name="T5">Hispania faces to Europe is no longer some disaster scenario. Hispanic soldiers are litearlly occupying a third of Sardinia. How long unto Roma falls…</text:span></text:p>
      <text:p text:style-name="P35"/>
      <text:p text:style-name="P18"><text:span text:style-name="T5">2</text:span><text:span text:style-name="T1">5 December</text:span></text:p>
      <text:p text:style-name="P36"/>
      <text:p text:style-name="P18"><text:span text:style-name="T1">This christmas I am in Gwent with soldiers of my detachment and with men sent from my brother Prince Faelan. Many thousand Norwegian refugees fleeing the A) the Swedish conquest of Norway and B) </text:span><text:span text:style-name="T6">The Danish-Swedish war (which seems to have been won by King Rune II of Denmark). Their presence and effect on Britain are not currently understood but after I’m done with Eilif if anyone else starts fussing about I’ll do em the same as I do the english mutts! Merry christmas…</text:span></text:p>
      <text:p text:style-name="P37"/>
      <text:p text:style-name="P38">31 December</text:p>
      <text:p text:style-name="P38"/>
      <text:p text:style-name="P38">While many of my commrades at arms are out fucking women and getting wrecked right now I am practicing the blade and waiting for marriage to my neice Caintigern.</text:p>
      <text:p text:style-name="P38"/>
      <text:p text:style-name="P4">1293</text:p>
      <text:p text:style-name="P4"/>
      <text:p text:style-name="P38">14 February</text:p>
      <text:p text:style-name="P38"/>
      <text:p text:style-name="P19"><text:span text:style-name="T1">On St. Valentine’s Day, </text:span><text:span text:style-name="T14">the 8</text:span><text:span text:style-name="T16">th</text:span><text:span text:style-name="T14"> anniversary of my father’s suicide,</text:span><text:span text:style-name="T1"> our army is departed Eastward for the Castle of London. News as we leave: </text:span><text:span text:style-name="T7">A general revolt against the rule of King Eilif has begun. Centered in Lannaster “The Just” men as they call themselves have declared that the Nobility is completely out of touch with the simple Anglo-Saxon way of life and have vowed to depose of Eilif as quickly and efficiently as possible. For my part I have sent for my letters of approval to be returned, swiftly.</text:span></text:p>
      <text:p text:style-name="P39"/>
      <text:p text:style-name="P40">26 February</text:p>
      <text:p text:style-name="P40"/>
      <text:p text:style-name="P40">In the aftermath of the Egyptian Betrayal Pisa has embarked upon a general embargo of the Nile Delta and King Guifre “The Fowler” has been unable to shake them, seriously damaging the Egyptian economy…</text:p>
      <text:p text:style-name="P40"/>
      <text:p text:style-name="P40">3 March</text:p>
      <text:p text:style-name="P40"/>
      <text:p text:style-name="P40">Marching through Oxford many of the commoners come out to tell us that they do not mean us any harm but wish we wouldnt destroy their crops. They seem unsatisfied with their King and I get the good feeling that this Lannaster revolt will succeed.</text:p>
      <text:p text:style-name="P40"/>
      <text:p text:style-name="P40">17 March</text:p>
      <text:p text:style-name="P40"/>
      <text:p text:style-name="P20"><text:span text:style-name="T1">Today we laid siege to London. Very little in way of a garrison. Eilif must truly be on his last legs if this is all he can muster in defense of his own capitol. Also I received news today that our northern army, still stationed in Cumberland (and apparently with good cause) intercepted a small detachmetn (roughly 1000) english soldiers who were constructing boats with the percieved goal to cross into Ireland. </text:span><text:span text:style-name="T8">They were executed.</text:span></text:p>
      <text:p text:style-name="P41"/>
      <text:p text:style-name="P42">5 April</text:p>
      <text:p text:style-name="P42"><text:soft-page-break/><text:line-break/>A most strange development. Today while the siege of London continues, the church bells rang with such a clamor I was sure that they would attempt a sally forth and we would kill them out here on the fields. Instead, as it were, Eilif has passed. Standard bearers of “King” Torgil came bearing the white cross and told us the news, hoping that we would give up the siege. I need time to process before I decide to do anything but I have agreed to spare them their lives and bid them return with these instructions: Tell your master that I am his master.</text:p>
      <text:p text:style-name="P42"/>
      <text:p text:style-name="P42">8 April</text:p>
      <text:p text:style-name="P42"/>
      <text:p text:style-name="P42">Torgil has rebutted with asking again for us to abandon our siege writing that he has no qualms with us and understands that his father could be a thorn in our side and agrees that his interventions in Skottsland were a bit too much. The boy, my cousin, is weak, and scared of our might. All the more convincing that this siege is now all the more important. With Eilif dead the original mission of our invasion is slightly tweaked. Now King Torgil must be convinced of our overwhelming power in Britain. An easier task I am sure…</text:p>
      <text:p text:style-name="P42"/>
      <text:p text:style-name="P42">13 May</text:p>
      <text:p text:style-name="P42"/>
      <text:p text:style-name="P21"><text:span text:style-name="T1">Today I ordered my men over the wall kill a few nobles, we </text:span><text:span text:style-name="T9">hog tied Torgill and dragged him around town a bit. Fun stuff. I let him live and didnt even say anything to him. Hell I didnt even see him lol what a looser. I ordered the men to regroup and prepare for a possible Scottish Invasion this autumn.</text:span></text:p>
      <text:p text:style-name="P43"/>
      <text:p text:style-name="P22"><text:span text:style-name="T9">1</text:span><text:span text:style-name="T1">8 August</text:span></text:p>
      <text:p text:style-name="P44"/>
      <text:p text:style-name="P22"><text:span text:style-name="T1">In Brittany the Capetian sponsored revolt has failed. In Hungary the cruel Cathars, russian zelots of the north who opposed Queen Eva the Black have agreed to leave her in peace under two conditions. First that she abdecate immediately and completely to her son King Abel AND leave the Kingdom of Hungary for at least one year and secondly that “Grand Prince” Vasilko “</text:span><text:span text:style-name="T10">The Cruel” be given independence and complete control over much of the upper reaches (the northern provinces conquered and converted by King Arpad) Eva had no choice but to sign she was defeated and already Polish soldiers have begun encroaching from the Vistula River seizing Hungarys moment of weakness to occupy Sacz. With Hungary ravaged by years of mismanagement and civil war (and Abel is only 12 years old at the moment) it is unclear how they will respond to this Polish intrusion, if at all.</text:span></text:p>
      <text:p text:style-name="P45"/>
      <text:p text:style-name="P46">3 September</text:p>
      <text:p text:style-name="P46"/>
      <text:p text:style-name="P46">In Scottland we have occupied positions in Lothian and Strathearn.</text:p>
      <text:p text:style-name="P46"/>
      <text:p text:style-name="P46">11 November</text:p>
      <text:p text:style-name="P46"/>
      <text:p text:style-name="P46">There are over 8000 Norwegian Refugees here now. This has made the problem oh so much more complex. If I piss this ethnic group off I may be bogged down in Scottland for years. But also...I must demonstrate my dominance of Britain.</text:p>
      <text:p text:style-name="P46"/>
      <text:p text:style-name="P46">19 November</text:p>
      <text:p text:style-name="P46"/>
      <text:p text:style-name="P46"><text:soft-page-break/>The Kaisar strikes in the east! Even as King Jaska II of Poland had so gracefully siezed his moment to occupy Sacz does the Holy Roman Empire come knocking. The German army has crossed into Wroclaw and the western Polish defense was oh so unprepared.</text:p>
      <text:p text:style-name="P46"/>
      <text:p text:style-name="P47">1 December</text:p>
      <text:p text:style-name="P47"/>
      <text:p text:style-name="P47">Many swedish people living in Eire these days. Nearly as many as the Norwegians here in Scottland. I am not personally opposed to foreigners. I was practically raised by Trond after my father died and he’s from Norway himself! I can see that our Kingdom is the richest by far in this entire corner of the globe and I understand why they would want to come here and be a part of it. As long as they come as friends and help us to be stronger I do not have a problem with it in the slightest. Plus these Swedes are industrious folk, they know about money!</text:p>
      <text:p text:style-name="P47"/>
      <text:p text:style-name="P47">2 December</text:p>
      <text:p text:style-name="P47"/>
      <text:p text:style-name="P47">Just yesterday I was writing about these Swedes wasnt I? Holy Hell! They delivered to my castle in Dublin a special tithe amounting to 200 gold as a thank you for allowing them into my great kingdom! They will for sure be welcome here for a hot min.</text:p>
      <text:p text:style-name="P47"/>
      <text:p text:style-name="P47">6 December</text:p>
      <text:p text:style-name="P47"/>
      <text:p text:style-name="P47">I am learning so much, about war!</text:p>
      <text:p text:style-name="P47"/>
      <text:p text:style-name="P47">30 December</text:p>
      <text:p text:style-name="P47"><text:line-break/>I have elected to continue our occupation through the new year potentially until next christmas. Some of my soldiers are starting to groan but they feel as I do that our Irish Pride needs to be re-envigorated and a few years of war sure do hit the spot!</text:p>
      <text:p text:style-name="P47"/>
      <text:p text:style-name="P5">1294</text:p>
      <text:p text:style-name="P5"/>
      <text:p text:style-name="P47">19 January</text:p>
      <text:p text:style-name="P23"><text:span text:style-name="T1"><text:line-break/>It would seem that King Torgil’s grasp on power may be slipping. Good. All the English countryside remains torn asunder first by our strong men and now by their own. Meanwhile back home in Dublin I am told that </text:span><text:span text:style-name="T11">our city and country is great and strong! I will regain our pride lost by my father’s suicide.</text:span></text:p>
      <text:p text:style-name="P48"/>
      <text:p text:style-name="P49">2 April</text:p>
      <text:p text:style-name="P49"/>
      <text:p text:style-name="P49">Venice has become the most influential and weathy of our Italian Trading partners and I can see our relationship becoming rather cushy. Also should Torgil be forceably removed from power it would end the 200 year dynasty of Emperor Hardrade of the North. Impressive to say the least.</text:p>
      <text:p text:style-name="P49"/>
      <text:p text:style-name="P49">31 May</text:p>
      <text:p text:style-name="P49"/>
      <text:p text:style-name="P49">The Norwegians have proved thus far to be friends rather than foes. They have asked me only for the Island of Nordland far to the north. I assured them that we Irish had no intentions of ever going there. They seem happy to help us rid Skottsland of English influence and piracy.</text:p>
      <text:p text:style-name="P49"><text:soft-page-break/></text:p>
      <text:p text:style-name="P50">2 August</text:p>
      <text:p text:style-name="P50"/>
      <text:p text:style-name="P50">We are, for a time, proceeding to the far north of Great Britain to ensure the locals there understand who is in charge…</text:p>
      <text:p text:style-name="P50"/>
      <text:p text:style-name="P50">11 October</text:p>
      <text:p text:style-name="P50"/>
      <text:p text:style-name="P24"><text:span text:style-name="T1">It is official. The Empires of Hispania and Egypt both descended from the same lunatic people of Castille have announced an accord. Declaring themselves the Emperors of Africa in opposition to our Kings and Emperors of Europe and rule that all the world aught be theirs. They have siezed Sardinia (except a small German presence on the wetsern shores) and Emperor Hug of Hispania has sent thousands of soldiers to defend Guifre’s lands in OulterJordain in the holy lands near the Damascus situation. Things really could not look much bleaker to Europe. Lands that were conquered by my great-granfather in the name of Christ have slowly but surely reverted to their sinful ways over the last hundred years. </text:span><text:span text:style-name="T12">What was once the African Kingdom stretching from Tripoli to Antioch and then the Eastern Roman Empire, almost a psuedo-reunification of the Roman Empire and the Latin pond has been smashed by these power hungry Kings of Hispania and Castillian Egypt. The psychological damage caused by Ot in the spiritual revolution of Hispania 40 years ago has had long lasting, far reaching, and extreme consequences.</text:span></text:p>
      <text:p text:style-name="P51"/>
      <text:p text:style-name="P52">26 November</text:p>
      <text:p text:style-name="P52"/>
      <text:p text:style-name="P52">Poland executed an impressive and decisive victory re-taking Wroclaw from the German forces so absolutely a white peace was negotiated between the crippled German army and the victorious Polish army. King Jaksa II has proven himself to be a great leader. Surprising.</text:p>
      <text:p text:style-name="P52"/>
      <text:p text:style-name="P52">27 November</text:p>
      <text:p text:style-name="P52"/>
      <text:p text:style-name="P52">Grand Prince Vasilko “The Cruel” of northern Hungary (Now known as “Red Ruthenia”) has taken it upon himself to continue his hero King Arpad the Cathar’s tradition of conquering and converting the people of Volhynia and Ruthenia. He has invaded Pinsk along the norther shores of the Pripyat river.</text:p>
      <text:p text:style-name="P52"/>
      <text:p text:style-name="P53">26 December</text:p>
      <text:p text:style-name="P53"/>
      <text:p text:style-name="P53">Christmas was fucking cold up here! I have decided to go back south a little bit and maybe never return god damn…</text:p>
      <text:p text:style-name="P53"/>
      <text:p text:style-name="P6">1295</text:p>
      <text:p text:style-name="P6"/>
      <text:p text:style-name="P53">22 January</text:p>
      <text:p text:style-name="P53"/>
      <text:p text:style-name="P53">On our way south I decided that I did miss home quite a bit and that Scottland seemed completely tame. Regardless I would like some time back at home. I will leave some soldiers here to keep the peace but I will order the majority to stand down and return home. I have decided to let the Norwegians clean up here and <text:span text:style-name="T20">leave</text:span> the English civil war to sort itself out. Ideally Torgil is removed and an Irish puppet takes the throne. I would assume most Brits recognize me as the King of Ireland, Protector of Skottsland, and superior to the King of England. Thus spoke King Gilla II!</text:p>
      <text:p text:style-name="P53"><text:soft-page-break/></text:p>
      <text:p text:style-name="P57">14 February</text:p>
      <text:p text:style-name="P57"/>
      <text:p text:style-name="P57">Ten years have passed since that fateful day in Paris. I felt so ashamed, and angy. Our people have suffered long enough. Everywhere I look, everyone I speak to is so proud to be Irish and to be such a rich and powerful people. I have <text:s/>made all the difference...</text:p>
      <text:p text:style-name="P53"/>
      <text:p text:style-name="P53">18 March</text:p>
      <text:p text:style-name="P53"/>
      <text:p text:style-name="P25"><text:span text:style-name="T1">It is so wonderful to be home. </text:span><text:span text:style-name="T13">I have decided I want to live a pious life. I love waiting for marriage and all that. I am glad Ireland feels proud again and that our power of Britain is unmatched.</text:span></text:p>
      <text:p text:style-name="P54"/>
      <text:p text:style-name="P55">1 April</text:p>
      <text:p text:style-name="P55"/>
      <text:p text:style-name="P55">I was wrong. A sexy swedish girl, Gurli came to me we made love I came inside her! It was great! I sent a letter to Faelan apologizing cuz I will not marry his daughter. Instead, reamaing ever pious, I have elected to marry this Swedish girl Gurli. Shes fucking hot.</text:p>
      <text:p text:style-name="P55"/>
      <text:p text:style-name="P56">2 April</text:p>
      <text:p text:style-name="P56"/>
      <text:p text:style-name="P56">Faelan’s response was signed “Duke Fael<text:span text:style-name="T20">a</text:span>n of Ulaidhe, Laigan, and Wales” He sounds pissed… <text:span text:style-name="T15">Upon my return I have begun certain construction projects to continue expanding our realm. Fucking Gurli is sooo fun!</text:span></text:p>
      <text:p text:style-name="P56"/>
      <text:p text:style-name="P57">1 May</text:p>
      <text:p text:style-name="P57"/>
      <text:p text:style-name="P57">The young King Torgil seems doomed in England. He has been pushed out of London and further inland towards Northampton. In Skottsland Tadgh the Tenacious (who remains in my debt) seems the dominant faction in the final reaches of “Skottsland” near Edinburgh. Regardless there remains no power in Britain who can withstand our power. I am de factor made Protector of Great Britain.</text:p>
      <text:p text:style-name="P57"/>
      <text:p text:style-name="P58">6 June</text:p>
      <text:p text:style-name="P58"/>
      <text:p text:style-name="P58">The German Anti-pope <text:span text:style-name="T20">(Bishop of Salzburg)</text:span>, Rutger, has succesfully negotiated <text:span text:style-name="T18">the re-intergration of Germany and Italy. Pope Benedictus XI has agreed to absolve the Kaisar of his sins Rutger “The Good” has agreed to respect the temporal authority of the Bishop of Roma while Kaisar Albrecht “the Scholar” has pledged to retake the island of Sardinia in the name of Christ. It seems to me that the Kaisar clearly has won this 200 year long struggle between Italian and German christianity. While the papacy will officially remain in Italy (this doest actually cost the Kaisar a thing) the Pope is now acting on behalf and subservient to decisions made by the German Emperor. If the Kaisar should prove victorious and god forbid he should defeat Hispania as well I fear the Pope may re-instate the “Holy Roman Emperor of Italy, Francia, and Germania” created for Karolus Magnus.</text:span></text:p>
      <text:p text:style-name="P58"/>
      <text:p text:style-name="P59">7 June</text:p>
      <text:p text:style-name="P59"/>
      <text:p text:style-name="P59">Seriously we fuck every day, every night. Gurli found these love poems by Ovidius and she says they teach her all the right ways to please me. Yes please.</text:p>
      <text:p text:style-name="P59"/>
      <text:p text:style-name="P59">10 June</text:p>
      <text:p text:style-name="P59"><text:soft-page-break/></text:p>
      <text:p text:style-name="P59">Both Hug of Hispania and Gufrie of Egypt are expected to fight the Kaisar Albrecht in the coming years. Indeed this is such a great development the result of this victory could have implications which last a milienium…</text:p>
      <text:p text:style-name="P59"/>
      <text:p text:style-name="P60">17 July</text:p>
      <text:p text:style-name="P60"/>
      <text:p text:style-name="P60">Less than a year after their withdrawl German soldiers have re-entered Poland. Seemingly invigorated by their percieved victory over the Papacy they have re-invaded this time into the mountainous region of Cieszyn. Poland’s tenuous hold on Sacz has still not been solidified and continued pressure from the Germans to the East may prevent them from every completing a death grip on the people there. To the north Grand Prince</text:p>
      <text:p text:style-name="P60"/>
      <text:p text:style-name="P61">30 July</text:p>
      <text:p text:style-name="P61"/>
      <text:p text:style-name="P61">King-Bishop Hakam of The Holy Lands <text:span text:style-name="T19">has successfully defended the city of Damascus and, for the time being, repelled the Muslim invasion. With Egypt presumably preocupied with establishing control over the southern Mediterainean. Meanwhile here closer to home a woman, Aethelburh of Derby, has become somewhat the symbol of the collective resistance against the English Crown. She rode to Cumberland with an English army of 4,000 and deputies of mine there met with her and describe her as larger than life. I am told she is the most extrodinary woman he has ever met, talented commander, gifted speaker, and sharper wit than the tip of her sword. Now I very much doubt that at the end of this whole affair she will be made into a new Queen of England. If she is as exceptional as I am made to believe than I could never wish to see her on the throne simply out of self preservation lol. </text:span></text:p>
      <text:p text:style-name="P61"/>
      <text:p text:style-name="P62">11 August</text:p>
      <text:p text:style-name="P62"/>
      <text:p text:style-name="P62">A great German invasion force is mustered in Genoa and Monferrato. Over 20,000 soldiers are gather along the Italian coastline alone meanwhile german soldiers continue to occupy the mountainous region of Ciezyn.</text:p>
      <text:p text:style-name="P62"/>
      <text:p text:style-name="P62">16 November</text:p>
      <text:p text:style-name="P62"/>
      <text:p text:style-name="P62">The Othodox Russians of Vollhynia have siezed the moment of Hungary’s weakness as well occupying the city of Zvenyhorod at the mouth of the river Dneister.</text:p>
      <text:p text:style-name="P62"/>
      <text:p text:style-name="P63">9 December</text:p>
      <text:p text:style-name="P63"/>
      <text:p text:style-name="P63">Torgil is like a vagabond leader of wild men at this point. Not really, but he is quickly finding less and less friendly nobles as he continues his struggle in vain. My last report has <text:span text:style-name="T21">him</text:span> in Norway…</text:p>
      <text:p text:style-name="P63"/>
      <text:p text:style-name="P7">1296</text:p>
      <text:p text:style-name="P7"/>
      <text:p text:style-name="P63">6 January</text:p>
      <text:p text:style-name="P63"/>
      <text:p text:style-name="P63">Kaisar Albrecht has, with great casualties, landed his great army on the heavily defended northern shores of Sardinia. I have been told roughly one quarter of the men who left are already dead, roughly 5,000 or maybe one tenth the total power of Germany. That is a big loss howerver if we assume that <text:soft-page-break/>German and Italian naval supremacy in the mid-atlantic can prevent massive re-enforments of Hispanic and Egyptian soldiers Germany may be able to coordinate a second wave of beach landers.</text:p>
      <text:p text:style-name="P63"/>
      <text:p text:style-name="P64">22 January</text:p>
      <text:p text:style-name="P64"/>
      <text:p text:style-name="P64">In the islands of Soreyar Italian merchants (under the protection of Byzantium ie sicilians) have banded together and funded their own private defense system to ensure they are not plundered of any potential profit. I am happy because I know they exist to support the system of which I rule.</text:p>
      <text:p text:style-name="P64"/>
      <text:p text:style-name="P64">17 February</text:p>
      <text:p text:style-name="P64"/>
      <text:p text:style-name="P64">Tagh the Tenacious remains firmly entrenched in the lands of Lothian and Fife but now represents only a small portion of Skottsland. I am told he still reffers to himself as “King of the Scotts” which is utter nonesense. I am the King of the Scotts…The situation in Eastern Europe has become such a mess that King Rune II the victorious royal Dane has announced that he will personally lead 10,000 christian Danes into <text:span text:style-name="T22">the heart of darkness itself the lands of Red Ruthenia between the three rivers, Dniester, Pripyat, and the Vistula. At stake is the remains of Arpad’s Hungarian “empire of the savages” and Germany’s desired expansion east.</text:span></text:p>
      <text:p text:style-name="P64"/>
      <text:p text:style-name="P65">22 March</text:p>
      <text:p text:style-name="P65"/>
      <text:p text:style-name="P65">My cousin, Comgen, bastard son of Queen Mother Lasairfiona, my aunt, left Eire and wandered to the Byzantine coast where our bloodline is remembered as decendents of Emperor Laurentios the Noble. Living there for a number of years he became quite respected as a teacher at a great university they have there in Constantinople where he met and befriended the younger sister of the Emperor Kyrillos who was in his class incidentaly to receive the greatest education in their empire (perhaps a testament to the education available in our own land of Eire) where Comgen seems to have had such an effect on her that the two were married. Now, sharing the court with the Emperor Kyrillos Comgen made the emperor look much like a fool in front of the entire gentry class much to the delight of his young royal lover. The Emperor seemingly got pissed and the council of elders, instead of siding with Kyrillos, have instead elected to make Comge their new Emperor (Well legally Empress-Consort) along with the young wife, Emperess Agathe II a name taken from the younger daughter of Laurentios who was the last Emperess of our line over 120 years ago. What a great story…</text:p>
      <text:p text:style-name="P65"/>
      <text:p text:style-name="P66">7 May</text:p>
      <text:p text:style-name="P66"/>
      <text:p text:style-name="P66">I am certainly no longer chaste. Especially after what me and Gurli have been up to recently… :)</text:p>
      <text:p text:style-name="P66"/>
      <text:p text:style-name="P67">8 May</text:p>
      <text:p text:style-name="P67"/>
      <text:p text:style-name="P67">In Sardinia the Kaisar has completely overrun the north-western corner of Sardinia however fierce Egyptian and Hispanic resistance remains in place along the southern end of the Island. It remains unclear if reenforcements are indeed arriving. A great number of Greek <text:span text:style-name="T23">aristocrats have become furious at the idea of some random insufferable intellectual, from Ireland no less, should be made emperor of their lands. They have banded together to depose of my cousin and his wife Empress Agathe II. In Ruthenia the followers of the Papacy, including Denmark, Hungary, and Teutonic knights, are greatly outnumbered by russians.</text:span></text:p>
      <text:p text:style-name="P67"/>
      <text:p text:style-name="P68">24 May</text:p>
      <text:p text:style-name="P68"><text:soft-page-break/></text:p>
      <text:p text:style-name="P68">I have relinqueshed control over the Scottish affair to my loyal Scottish earls allowing them the discrection to wage war on my behalf. I see it as a win win. They will feel important and believe they can raise their rank, I will be allowed to keep my <text:span text:style-name="T24">personal levies well trained and out of harms way and the world will further understand Dublin’s power over Britain.</text:span></text:p>
      <text:p text:style-name="P68"/>
      <text:p text:style-name="P69">6 June</text:p>
      <text:p text:style-name="P69"/>
      <text:p text:style-name="P69">Yves the Holy of France, feeling mighty once more, has declared a second attempt at the war which left us both defeated. He has ordered his soldiers south to take back the lands north of the River Garonne to drive out every muslim, arab, and hispanic they find, and pursue them to the Pyranees if need (and strength) be. Of course I will not make the mistake of my father. I have no desire to return to France…</text:p>
      <text:p text:style-name="P69"/>
      <text:p text:style-name="P70">5 July</text:p>
      <text:p text:style-name="P70"/>
      <text:p text:style-name="P70">The Kaisar has defeated the main army of Egypt on Sardinia. The entire North and West of the Island are his. It seems unlikely that the muslims will be able to re-take the island.</text:p>
      <text:p text:style-name="P70"/>
      <text:p text:style-name="P71">30 July</text:p>
      <text:p text:style-name="P71"/>
      <text:p text:style-name="P71">Already Yves has occupied Tours and begun the execution of heretics against both the cross and state.</text:p>
      <text:p text:style-name="P71"/>
      <text:p text:style-name="P72">25 August</text:p>
      <text:p text:style-name="P72"/>
      <text:p text:style-name="P72">Even as his conqust of Sardinia is victorious Kaisar Albrecht “the Scholar” has died. He died at the age of 54. He will be remembered as an excellent, though predictable (steady!) and rather short lived, Holy Roman Emperor who oversaw the re-unification of the Catholic Church by taking back Sardinia for Christendom and the church! (This all began 14 months ago…) The Weimar Council has elected Aldrich “the Scholar” an abject genius from near the mouth of the Rhine the new Holy Roman Emperor of the Germans. It remains to be seen if he should be named “Imperator Sanctus Romanus” and I think unlikely but the reaction of the pope has yet to be observed. Aldrich has elected to remain at his own castle of Breda for the time being forgoing the traditional seat at Thionville near Metz.</text:p>
      <text:p text:style-name="P72"/>
      <text:p text:style-name="P72">27 August</text:p>
      <text:p text:style-name="P72"/>
      <text:p text:style-name="P72">In his first decree as Emperor <text:s/>Aldrich declared Sardinia “an island of Christ” and formally established a new brotherhood of Christian Knights the “Knights of Sardinia” <text:span text:style-name="T28">to</text:span> protect Sardinia as righteous defenders of the Cross and Jesus’ followers. Blessed are the Knights of Sardinia. The German-Papal relationship seems to be continuing well…</text:p>
      <text:p text:style-name="P72"/>
      <text:p text:style-name="P73">3 September</text:p>
      <text:p text:style-name="P73"/>
      <text:p text:style-name="P73">Many military men from far and wide have come to gather at my court teaching us much of the art of war.</text:p>
      <text:p text:style-name="P73"/>
      <text:p text:style-name="P73">26 September</text:p>
      <text:p text:style-name="P73"/>
      <text:p text:style-name="P73">“King” Torgil has not been seen in Britain for nearly a year. The northern lands have come mostly under the control of Aethelburh’s army while in the south various factions of nobles and landed gentry <text:soft-page-break/>remain vying for power across the southern end of the island. Aethelburh remains staunchly in our camp and as of now our Trade has been effected in only limited and tangential ways. If need be I am prepared to invade, of course, but I do not find it prudent at this time.</text:p>
      <text:p text:style-name="P73"/>
      <text:p text:style-name="P73">24 October</text:p>
      <text:p text:style-name="P73"/>
      <text:p text:style-name="P73">Aldrich continuing in Albrecht’s policy of Good Christian Doctrine has set his sights on rescuing the mission of Christ in Red Ruthenia where Danish and Teutonic Knights have be met with heavy casualties. <text:span text:style-name="T25">Perhaps a new truly Roman Empire wouldnt be such a bad thing…</text:span></text:p>
      <text:p text:style-name="P73"/>
      <text:p text:style-name="P74">29 November</text:p>
      <text:p text:style-name="P74"/>
      <text:p text:style-name="P74">Many Norwegians in Skotssland right now. Torgil has returned to Britain sailing up the Thames and landing roughly 2,000 soldiers in his hometown of London. Over 3,000 rebels are ready to fight him. I think his reign as King is now over. If it ever really truly began…</text:p>
      <text:p text:style-name="P74"/>
      <text:p text:style-name="P74">8 December</text:p>
      <text:p text:style-name="P74"/>
      <text:p text:style-name="P75">The Polish King Jaksa has been murdered by his brother. His young daughter Queen Maria only 8 will be kept safe in the care of the army while they actively continue to defend their western borders from Germany. Meanwhile German soldiers have already been able to turn the tide of battle in Red Ruthenia. Even invading Russia during the winter they have managed to re-take Pinsk!</text:p>
      <text:p text:style-name="P75"/>
      <text:p text:style-name="P75">22 December</text:p>
      <text:p text:style-name="P75"/>
      <text:p text:style-name="P75">After fucking all day every day for a year and a half Gurli is now pregnant with my son, the Prince of Irelend (or princess…) <text:span text:style-name="T26">Yves has continued to purge Poitou for 5 months and Hispania has been unable to mount any sort of offensive over the Pyranees as their manpower has been busy of late defending Sardinia, aiding their commitment to Egyptian interests in the Holy Lands (Oultrejordain) and more recently Hug has begun to suffer from attempts to replace him on the throne of Hispania. Ramon-Folc “The Bold” passed away about a year ago and cries declaring Hug an illegitamate emperor have continued to gain in power. Thousands of Hispanic troops have been diverted to engange in suppressing a movent of radical muslim extremists led by the cruel and powerful Count Ermengol “The Cruel” of Toledo. They are committed to push Hispania even further into lunacy and, surprise, they are apparently succeeding across the Iberian penninsula persuading the people of Hispania to support them as the leaders of their grand empire. Especially in North Africa people (mostly the muslims in Hispania) are glad to recieve the company and sermons of Count Ermengol. Could another Hispanic revolution stand ready to fundamentaly re-write european politics AGAIN for the second time this century? I suspect not though if it should come to pass I reckon it just might loosen up the Iberian Block enough for Christian forces to come back into the peninsula. Finnally Byzantium/Eastern Roma. In the East my cousin Emperor Comgan looses more lands in Italy and Macedonia to the Greek aristocracy as him ans his wife seem slow, or unable, to react to the Greek revolt for the Byzantium Empire.</text:span></text:p>
      <text:p text:style-name="P75"/>
      <text:p text:style-name="P76">31 December</text:p>
      <text:p text:style-name="P76"/>
      <text:p text:style-name="P76">This holiday season I have spent completely alone...(BUT FUCKING GURLI :))</text:p>
      <text:p text:style-name="P76"/>
      <text:p text:style-name="P8"><text:soft-page-break/>1297</text:p>
      <text:p text:style-name="P8"/>
      <text:p text:style-name="P76">4 January</text:p>
      <text:p text:style-name="P76"><text:line-break/>With the new year Yves of France has successfully crossed the River Garonne and begun to lay defensive barriers as an act of triumph over Hispania who, to their credit, still have not crossed Pyranees since Yves’ renewed claim on Poitou 6 months ago.</text:p>
      <text:p text:style-name="P76"/>
      <text:p text:style-name="P76">5 January</text:p>
      <text:p text:style-name="P76"/>
      <text:p text:style-name="P76">I have invited Faelan’s son Gilla the Bald to come and stay with me in Dublin for a while. We were somewhat <text:span text:style-name="T28">aquainted </text:span>growing up, (and I believe he resents me only a little for his shit luck) and I want to foster a close and meaningful relationship with the man who will become second most powerful, Lord of Wales, and my chiefest rival.</text:p>
      <text:p text:style-name="P76"/>
      <text:p text:style-name="P77">8 January</text:p>
      <text:p text:style-name="P77"/>
      <text:p text:style-name="P77">After being humiliated in London Torgil Yngling fled on foot with only 350 men. He lives in the woods like Robin Hood.</text:p>
      <text:p text:style-name="P77"/>
      <text:p text:style-name="P78">9 February</text:p>
      <text:p text:style-name="P78"/>
      <text:p text:style-name="P78">Since the moral fall of Egypt under Guifre “The Fowler” the Muslim presence in Africa has only gotten exponentially worse. Lands as far away as Kabylia have become inundated with Islamic pirates and terrorists. Fucking Gurli…</text:p>
      <text:p text:style-name="P78"/>
      <text:p text:style-name="P79">8 March</text:p>
      <text:p text:style-name="P79"/>
      <text:p text:style-name="P79">Word has it Torgil has fled to allies in Continental Europe. What is to become of England rema<text:span text:style-name="T27">i</text:span>ns to be seen. I do not feel comfortable committing all of our soldiers, money, and effort into an outright occupation but I will of course ensure that Dublin’s interests remain protected.</text:p>
      <text:p text:style-name="P79"/>
      <text:p text:style-name="P80">5 May</text:p>
      <text:p text:style-name="P80"/>
      <text:p text:style-name="P80">With a season of peace seemingly looming ahead I have ordered the construction of various public works projects, most ambitious the new barraks for the ancient castle of Dun Ailinne.</text:p>
      <text:p text:style-name="P80"/>
      <text:p text:style-name="P80">8 May</text:p>
      <text:p text:style-name="P80"/>
      <text:p text:style-name="P80">My wife has developed quite a number of strange desires associated with her pregnancy. No cost is too great for our proud crown!</text:p>
      <text:p text:style-name="P80"/>
      <text:p text:style-name="P81">26 June</text:p>
      <text:p text:style-name="P81"/>
      <text:p text:style-name="P81">I have refused calls to replace Trond with a younger marshall. He taught me nearly all I know and I can harldly handle letting him go.</text:p>
      <text:p text:style-name="P81"/>
      <text:p text:style-name="P81">6 July</text:p>
      <text:p text:style-name="P81"><text:soft-page-break/></text:p>
      <text:p text:style-name="P81">Emperor Hug of Hispania has retaken Toledo from rebel forces and opposition to his rule is now mostly relegated to the furthest corners of his empire in northern Africa near Kabylia. This came at the cost of loosing any advantage they might have the next time they have need to cross north over the Pyranees. Yves has built many great fortress to repel any Hispanic invasion…</text:p>
      <text:p text:style-name="P81"/>
      <text:p text:style-name="P83">22 July</text:p>
      <text:p text:style-name="P83"/>
      <text:p text:style-name="P83">My firstborn is a strong healthy baby boy. I have christened him Prince Gilla III Long Live the Prince!</text:p>
      <text:p text:style-name="P83"/>
      <text:p text:style-name="P84">8 August</text:p>
      <text:p text:style-name="P84"/>
      <text:p text:style-name="P84">I have been told by my librarians there is a great need to retrieve a recently discovered work by some Greek Astronomer or so forth. As our city and Kingdom are in times of peace, and at my own not so fond memory of being ripped off on that Vergil Book for my coronation, I have sent for my tax collector to make hast in his expedient departure for the shores of friendly Byzantine Italy. <text:span text:style-name="T29">Bound for Benevento by way of Gaeta my eldest sister, Briget, Princess of the Eastern Empire has agreed to personally steward my servants to retrieve this dusty tome for our gaurdianship here in Dublin at the site of our monumentous library.</text:span></text:p>
      <text:p text:style-name="P84"/>
      <text:p text:style-name="P85">15 August</text:p>
      <text:p text:style-name="P85"/>
      <text:p text:style-name="P85">Gurli has not been feeling herself since Gilla’s birth. She went to church for cleansing today but complained she still didnt feel so hot. I knew just what to do to cheer her up, fucked the shit out of her!</text:p>
      <text:p text:style-name="P85"/>
      <text:p text:style-name="P86">13 October</text:p>
      <text:p text:style-name="P86"/>
      <text:p text:style-name="P86">Germany has been victorious over the Catharian heritics in Red Ruthemia. As a result the Kaisar declared Red Ruthemia an independent nation and named, of all people, Arpad Mark Jozeffi who had found himeslf a commander in the service of my court. This great man <text:span text:style-name="T30">was descended the youngest son of the middle son of King Arpad Levantine and his wife, Duchess Joan is the daughter of the old Duke Arpad Gyula who ruled the lands of “Ungvar” roughly where present day “Red Ruthenia” is located. He killed himself during the Witch hunts of King Arpad in their lands and his issue was all but forgotten during the insurgence of the Catharian beliefs, the return of Eva the black to the throne of Hungary, and the Kaisar’s war in the name of Christ. Mark and Joan will depart my castle at once for their new home. In return for my hospitality I have been made aware that I and mine will always be welcome in their new far off home. I have agreed to allow their son, Jozef, continue and finish his schoolings at our great city of Dublin. The fact that Germany called ones out of my own house seems to say that they are offering the olive branch and perhaps have a genuine interest in uniting the common peoples of Christ once more into a Roman Empire. With the craziness in Africa at the moment I must say that I would genuinly consider joining forces with such an entity should it ever be made reality but fo the moment I must remain occupied with matters a little closer to home.</text:span></text:p>
      <text:p text:style-name="P86"/>
      <text:p text:style-name="P87">12 November</text:p>
      <text:p text:style-name="P87"/>
      <text:p text:style-name="P87">A report from my servants in Benevento: All is chaos here in the Italian countryside. Greek soldiers have occupied much of the homes and put themselves up in the poor farmer’s own abode. It seems that the revolt for the throne is a bit more mature and extreme than my sister had made it sound and now I am worried for my own men’s return not to mention this precious book of ours…</text:p>
      <text:p text:style-name="P87"><text:soft-page-break/></text:p>
      <text:p text:style-name="P88">29 November</text:p>
      <text:p text:style-name="P88"/>
      <text:p text:style-name="P88">My servants, along with my tax collector Inge Johansson, have returned fruitlessly from Italy. The war was seemingly too much. <text:s/>I am glad for their return and the cost of their journey was not much to our great kingdom and will not be too sorely missed. It is too bad about the book though…</text:p>
      <text:p text:style-name="P88"/>
      <text:p text:style-name="P88">19 December</text:p>
      <text:p text:style-name="P88"><text:line-break/>A great storm today. The state of England now lies divided, weak, and waiting on a leader. The lands north of Derby and (with my blessing) the lands of Hereford and the great city of Bath are under the control of <text:span text:style-name="T19">Aethelburh </text:span>while Norman soldiers have occupied the cities of Kent, London, and Oxford.</text:p>
      <text:p text:style-name="P85"/>
      <text:p text:style-name="P9">1298</text:p>
      <text:p text:style-name="P9"/>
      <text:p text:style-name="P89">3 January</text:p>
      <text:p text:style-name="P89"/>
      <text:p text:style-name="P89">News from the Eastern Empire is that the Emperor has finnaly mobilized forces to quel growing Greek rebellion.</text:p>
      <text:p text:style-name="P89"/>
      <text:p text:style-name="P89">25 January</text:p>
      <text:p text:style-name="P89"/>
      <text:p text:style-name="P89">Yves has declared victory in Poitou and ordered his soldiers to return north above the River Garonne however many new Christian defenses are now in place along the northern range of the Pyrannees. The power of Hispania seems to decline…</text:p>
      <text:p text:style-name="P89"/>
      <text:p text:style-name="P90">28 April</text:p>
      <text:p text:style-name="P90"/>
      <text:p text:style-name="P90">I have ordered the military wharfs of Dublin expanded at the cost of nearly 10 months taxes…</text:p>
      <text:p text:style-name="P90"/>
      <text:p text:style-name="P90">4 September</text:p>
      <text:p text:style-name="P90"/>
      <text:p text:style-name="P90">King Yves of France has died at the age of 59. He will be remembered for his strong leadership and turning France around. At the time of his death he was recently victorious against Hispania in Poitou and England in Normandy. In his will he named his youngest son by Audre the Unfaithful as his heir passing over my nephews though I had suspected as much. After my father’s suicide and Faelan’s withdrawl of our soldiers in 1285 our Kingdoms had not been nearly as close as the days leading up to our alliance. King Etienne was crowned King of France. A well learned man Etienne only 19 seems promising to me and I only hope that his pride and ambition do not lead him to Britain as then we would be rivals.</text:p>
      <text:p text:style-name="P90"/>
      <text:p text:style-name="P90">3 October</text:p>
      <text:p text:style-name="P90"/>
      <text:p text:style-name="P90">In good news Etienne has made his first order to withdraw the French soldiers who had occupied London. A nasty bout of Consumption has spread among the camps and towns of Aethelburh now threatens our people. </text:p>
      <text:p text:style-name="P90"/>
      <text:p text:style-name="P90">15 November</text:p>
      <text:p text:style-name="P90"><text:soft-page-break/></text:p>
      <text:p text:style-name="P90">Torgil returns with 4,000 Hug defeats rebellion in Hispania Etienne returns france to a watch shift on the Pyranees. Red Ruthenia already crumbes with the cruel guy coming back.white peace in Damascus</text:p>
      <text:p text:style-name="P85"/>
      <text:p text:style-name="P84"/>
      <text:p text:style-name="P84"/>
      <text:p text:style-name="P91">24 December</text:p>
      <text:p text:style-name="P91"/>
      <text:p text:style-name="P91">Got bit by a dog last week. Sure hope I dont get rabies.</text:p>
      <text:p text:style-name="P91"/>
      <text:p text:style-name="P91">25 December</text:p>
      <text:p text:style-name="P91"/>
      <text:p text:style-name="P91">Since Torgil’s return in November he has quickly gained territory from the rag-tag group led by Aethelburh. 8 years after the fall of Jerusalem King-Bishop still remains strongly in power <text:span text:style-name="T31">in Tripoli and across Damascus. The Egyptian/Hispanic efforts to take the region during the Jihad failed and the area remains predominantly catholic. In the Eastern Roman Empire the Emperor, my cousin, remains unable to stop the rebellion which has spread across Italy and Greece. In the court’s favor is the general attitude of the Imperial City remains squarley behind the current administration (note that Constantinople has not been the seat of Imperial Power in over 200 years as the Emperors have elected to rule in seclusion however the city remains one of the greatest trade ports in the world even I will admit 20% richer than our own great city of Dulyn.</text:span></text:p>
      <text:p text:style-name="P91"/>
      <text:p text:style-name="P10">1299</text:p>
      <text:p text:style-name="P10"/>
      <text:p text:style-name="P92">6 January</text:p>
      <text:p text:style-name="P92"/>
      <text:p text:style-name="P92">Nearly all of Skottsland, save the northern reaches of Moray and Ta<text:span text:style-name="T32">dhg’s cities of Lothian, Dunbar, and Fife, are directly under the control of Irish lords. Both the aries of Torgil and Aethelburh have wintered in the northern lands of Cumberland and Northumberland respectively putting the civil war in a temporary limbo but the return of Torgil was unexpected and sharply tips the scales in his favor.</text:span></text:p>
      <text:p text:style-name="P92"/>
      <text:p text:style-name="P93">5 February</text:p>
      <text:p text:style-name="P93"/>
      <text:p text:style-name="P93">A new barracks have been comissioned as our military might continues to wax.</text:p>
      <text:p text:style-name="P93"/>
      <text:p text:style-name="P93">16 April</text:p>
      <text:p text:style-name="P93"/>
      <text:p text:style-name="P93">The consumption has spread into the lands of my brother Faelan in Wales. I have ordered him to contain it as well as possible and ensure that it does not spread to our island using any means neccesary. Both sides in the English Civil war have been very quiet this spring. Neither has launched any serious campaign though just on the virtue of <text:span text:style-name="T33">his being returned to England seems to have grown much in conficdence and stature.</text:span></text:p>
      <text:p text:style-name="P93"/>
      <text:p text:style-name="P94">29 April</text:p>
      <text:p text:style-name="P94"/>
      <text:p text:style-name="P94">King Etienne of France has taken the cities of Dax and Armagnac during his tour de fortification apparantly intending to build fortresses there to defend against Hispania who has by the seems of it abandoned Europe north of the Pyranees.</text:p>
      <text:p text:style-name="P94"><text:soft-page-break/></text:p>
      <text:p text:style-name="P94">22 July</text:p>
      <text:p text:style-name="P94"/>
      <text:p text:style-name="P94">Through the summer Torgil has grown his army to nearly double the size of Aethelburh’s pilligiang his way through Derby and enlisting any man who would not resist him. Perhaps I spoke too soon when I thought him to be out of the picture 6 months ago. I do remain curious if he was not lent the aid of a dear friend in Continental Europe I am not aware of. Faelan tells me the consumption has only gotten worse however it has not spread any close to Ireland through Wales. </text:p>
      <text:p text:style-name="P94"/>
      <text:p text:style-name="P95">27 September</text:p>
      <text:p text:style-name="P95"/>
      <text:p text:style-name="P95">A succesful summer campaign by my cousin Emperor Comgan has retaken much of Macedonia from the Greek rebels. However their stronghold in Italy and Greece threatens to tear the entire Empire apart should Comgan fail to suceed decisively or flee.</text:p>
      <text:p text:style-name="P95"/>
      <text:p text:style-name="P95">11 October</text:p>
      <text:p text:style-name="P95"><text:line-break/>Our people are strong, healthy, and proud!</text:p>
      <text:p text:style-name="P95"/>
      <text:p text:style-name="P96">14 November</text:p>
      <text:p text:style-name="P96"/>
      <text:p text:style-name="P96">Tadhg has passed away and his son Jakob schooled in Hungary has declared himself “King Tadhg’s successor” I have taken fault with his claim and decided that we would dispose of these rebels before they are allowed to fester into a potential threat. Now that Torgil is back in the picture I have no time to spare in the subjegation of Skottsland to my will in order to be more sovlently ready for another possible conflict with a united English Kingdom.</text:p>
      <text:p text:style-name="P96"/>
      <text:p text:style-name="P96">22 December</text:p>
      <text:p text:style-name="P96"/>
      <text:p text:style-name="P96">I had planned to set out for Skottsland before Christmas but my son Gilla called out and persuaded me to stay through the holidays with him and Gurli. I truly do care for the boy.</text:p>
      <text:p text:style-name="P96"/>
      <text:p text:style-name="P11">1300</text:p>
      <text:p text:style-name="P11"/>
      <text:p text:style-name="P97">6 January</text:p>
      <text:p text:style-name="P97"/>
      <text:p text:style-name="P97">Consumption has spread even to the city of Gower in Wales. All year it has killed many but lukily has not severally effected trade. I have landed in Skottsland, 9,000 soldiers of Dublin we marshall at the castle Lannraig before marching of Fife. 2,5000 reinforcements will follow in the next week or two to secure our rear guard and mop up crew. I do not anticipate a long war.</text:p>
      <text:p text:style-name="P97"/>
      <text:p text:style-name="P98">12 January</text:p>
      <text:p text:style-name="P98"/>
      <text:p text:style-name="P98">I have named Gilla mac-Faelan my high almoner and arranged for his marriage to an (older) swedish duchess. I think he likes me.</text:p>
      <text:p text:style-name="P98"/>
      <text:p text:style-name="P98">6 February</text:p>
      <text:p text:style-name="P98"/>
      <text:p text:style-name="P98"><text:soft-page-break/>Gilla has taken his leave of my court in favor of that of his new wifes...somewhat suspicious but he still likes me. Plus he must return when he inherits HALF MY DAMN KINGDOM</text:p>
      <text:p text:style-name="P98"/>
      <text:p text:style-name="P98">16 February</text:p>
      <text:p text:style-name="P98"/>
      <text:p text:style-name="P98">I have laid siege to the Scottish city of Cupar. 12,000 Irish soldiers will not be easily defeated.</text:p>
      <text:p text:style-name="P98"/>
      <text:p text:style-name="P98">2 March</text:p>
      <text:p text:style-name="P98"/>
      <text:p text:style-name="P98">A great disease among our soldiers in the camps has killed many hundred men.</text:p>
      <text:p text:style-name="P98"/>
      <text:p text:style-name="P98">30 March</text:p>
      <text:p text:style-name="P98"/>
      <text:p text:style-name="P98">Consumption now ravages much of Wales. I fear it will spread to Ireland. King Torgil has retaken much of Northumberland but remains opposed in Derby and even now Swedes haved siezed upon his holdings acros the sea in Norway. The result remains unclear though Aethelburh seems to be floundering.</text:p>
      <text:p text:style-name="P98"/>
      <text:p text:style-name="P99">30 April</text:p>
      <text:p text:style-name="P99"/>
      <text:p text:style-name="P99">I have decided that it is easier to maintain the siege and starve the people. Today, desperate for food and fresh water, they attempted to break the siege. It was a disaster, for them…</text:p>
      <text:p text:style-name="P99"/>
      <text:p text:style-name="P99">12 May</text:p>
      <text:p text:style-name="P99"/>
      <text:p text:style-name="P99">The defenders of Cupar launched another raid this afternoon and killed nearly 1,000 of our men before ultimitaly retreating again. They are become quite desperate.</text:p>
      <text:p text:style-name="P99"/>
      <text:p text:style-name="P99">22 June</text:p>
      <text:p text:style-name="P99"/>
      <text:p text:style-name="P99">While the siege of Cupar stretches into it’s fifth month I have ordered half of our soldiers to move south onto the city of Edinburg in Lothian.</text:p>
      <text:p text:style-name="P99"/>
      <text:p text:style-name="P99">26 July</text:p>
      <text:p text:style-name="P99"/>
      <text:p text:style-name="P99">Gurli’s father died and she asked me in a letter when she could see me again. I am busy atm uniting the Celtic people under my great name but I do miss putin the P in the V…</text:p>
      <text:p text:style-name="P99"/>
      <text:p text:style-name="P100">27 August</text:p>
      <text:p text:style-name="P100"/>
      <text:p text:style-name="P100">Today we stormed through the gates of Cupar and forced a non-conditional surrender from the Duchess Martha “the Nun” who swore to uphold Dublin’s supremacy in Skottsland. After the battle many of my men admired my ferocity with the great Irish War Axe and have begun calling me “Lionheart”</text:p>
      <text:p text:style-name="P100"/>
      <text:p text:style-name="P100">1 November</text:p>
      <text:p text:style-name="P100"/>
      <text:p text:style-name="P100">The army of King Torgil has cornered the personal army of Aethelburh in Cumberland. Torgil outnubmers the rebels 3:2 thousand.</text:p>
      <text:p text:style-name="P100"/>
      <text:p text:style-name="P100"><text:soft-page-break/>29 November</text:p>
      <text:p text:style-name="P100"/>
      <text:p text:style-name="P100">Torgil has destroyed the army of Aethelburh effectively ending the civil war. <text:span text:style-name="T34">Meanwhile consumption continues to grow but remains relegated to Wales.</text:span></text:p>
      <text:p text:style-name="P98"/>
      <text:p text:style-name="P12">1301</text:p>
      <text:p text:style-name="P12"/>
      <text:p text:style-name="P101">12 January</text:p>
      <text:p text:style-name="P101"/>
      <text:p text:style-name="P101">With the new year I have ordered our soldiers to march north having already been in fife and Edinburg for nearly a year. <text:span text:style-name="T36">Jakob remains nowhere to be seen and I suspect the coward of returning by secret flight to his native Hungary. Let him keep there and come to our sweet seas, at my pleasure being none.</text:span></text:p>
      <text:p text:style-name="P101"/>
      <text:p text:style-name="P101">25 February</text:p>
      <text:p text:style-name="P101"/>
      <text:p text:style-name="P101">We have divided our grand army of Dublin and occupied the fringe territories of the Scottish Isles and Moray</text:p>
      <text:p text:style-name="P101"/>
      <text:p text:style-name="P101">29 March</text:p>
      <text:p text:style-name="P101"/>
      <text:p text:style-name="P101">In the midst of our war I received a letter from a Scottish Mayor who claimed that he could not afford to pay his taxes. I reminded him that we are currently actively <text:span text:style-name="T36">provinding </text:span>protection the <text:span text:style-name="T36">over the</text:span> Skottish lands form pillaging and anarchy. That he ought to be thankful for our services and that his taxes are still lower than they were under the Scottish crown <text:span text:style-name="T36">of Neil in Albany</text:span>.</text:p>
      <text:p text:style-name="P101"/>
      <text:p text:style-name="P101">15 May</text:p>
      <text:p text:style-name="P101"/>
      <text:p text:style-name="P101">Our northern campaign has been a tremendous success and I pray we will be able to go home before this Christmas. In England Torgil has been unable to catapult on his early success late last year and has failed to re-take Derby from the rebels. In Hispania Emperor Hug has crossed the Pyranees for the first time <text:span text:style-name="T35">since the conquests of Walter the Monk in Aquitaine in 1286. Hispanic soldiers have besieged the new French Fortress at Dax on the coast of the Mediteranean. The German kaisar Aldrich has begun another invasion of Poland targeting once again the lands of Wroclaw. The Polish Kingdom remains shattered after Prince Zegota murdered his own brother the King Jaksa and installed his young son as King married to Jaksa’s young daughter. The law of the land broke down and now the murderous Prince Zegota (commander in chief of whats left of Poland’s royal army) struggles to defend against incursions on nearly all sides. Germany in the west in Wroclaw, Hungary in Sacz, Ruthenian pagans from the north in Lomza and Red Ruthenia to the East. Count Vasilko the cruel of Red Ruthenia has succeeded in his war against the german installed Hungarian Duke and Duchess of Red Ruthenia, <text:s/>my friends Mark and Jolal of house Arpad. They were both murdered on the orders of Vasilko who has returned to power hailed as a Holy King. In the Eastern Roman Empire my cousin’s sphere of influence scarcely reaches beyong Serbia while the Greek Aristocracy has seen complete unification across Italy, Greece, and much of Anatolia. King-Bishop Hakam has died of illness at the age of 47 having successfully defended the lands of Tripoli and Damascus for 10 years after the fall of Jerusalem. At his death temporal power in the lands was siezed by the head of his army the marshall Yaruqid declaring himself King-Bishop Hussayn of the Yaruqid Theocracy. The move was a bit heavy handed and now the young commander turned autocrat may need to prove himself against potential domestic rivals as </text:span><text:soft-page-break/><text:span text:style-name="T35">well as constant Egyptian raids in OultreJordain and the looming prospect of either defeating or cooexisting with the Fatmids in Jerusalem.</text:span></text:p>
      <text:p text:style-name="P101"/>
      <text:p text:style-name="P102">2 June</text:p>
      <text:p text:style-name="P102"/>
      <text:p text:style-name="P102">It is disturbing though not so surprising that we have encountered so many rebels, bandits, and near-do-wells in our short months thus far in Tysra.</text:p>
      <text:p text:style-name="P102"/>
      <text:p text:style-name="P103">8 July</text:p>
      <text:p text:style-name="P103"/>
      <text:p text:style-name="P103">News from Gascogne where King Etienne has been pushed overrun by Emerperor Hug of Hispania whose soldiers destroyed much of the French Army and took their fortress of Dax. King Etienne has made the same mistake as his father, and my father, by waking the sleeping bear of Hispania he has found his ruin. It was for this exact reason I refused to lend my own forces to his ambition and instead I have locked down my control of Skottsland and (admitadly only partly of my own doing) The English King (if he can still be called that…) while having defeated the rebel duchess of Derby (and securing his popular right to rule across much of central England) he has been utterly ousted from the ancient capital of English social and political life, London, where even now various Scandinavian, French, and independent factions argue amongst themselves on many topics but on the deposed King Torgil all agree he is invalid. IE my position is the strongest in Britain, and with France’s defeat all of Northwestern Europe.</text:p>
      <text:p text:style-name="P103"/>
      <text:p text:style-name="P104">6 September</text:p>
      <text:p text:style-name="P104"/>
      <text:p text:style-name="P104">Emperor Hug seems to have decided against a full scale invasion over the Pyranees much to the releif of the Kaisar im sure.</text:p>
      <text:p text:style-name="P104"/>
      <text:p text:style-name="P104">10 September</text:p>
      <text:p text:style-name="P104"><text:line-break/>Indeed I will to home before this winter even If I must leave the troops…</text:p>
      <text:p text:style-name="P104"/>
      <text:p text:style-name="P104">10 October</text:p>
      <text:p text:style-name="P104"/>
      <text:p text:style-name="P104">Poland seems to be secured from the east for the most part as Germany continues to rail across Eastern Europe with a vengence. They have invaded Hungary in Pecs and occupied Wroclaw. Count Vasilko has become rather stressed in Red Ruthenia and seemingly abandoned his attempted and short lived annexation of eastern Poland.</text:p>
      <text:p text:style-name="P104"/>
      <text:p text:style-name="P104">16 October</text:p>
      <text:p text:style-name="P104"/>
      <text:p text:style-name="P104">Fucking Faelan sent me a letter saying that I need to take some time back at my castle and rest up. Who the fuck does he think I am? Fuckin A im getting hella stressed I hate this backwoods ass fridgid ass town. I cant wait to leave. Soon!</text:p>
      <text:p text:style-name="P104"/>
      <text:p text:style-name="P104">7 November</text:p>
      <text:p text:style-name="P104"/>
      <text:p text:style-name="P104">Aethelburh has been arrested and imprisoned by Torgil who has re-taken London and eastern england. Serious resistance remains entrenched around Wales and the great city of Bath. A good omen for me that these people do still identify closer to me than their King…</text:p>
      <text:p text:style-name="P104"><text:soft-page-break/></text:p>
      <text:p text:style-name="P104">8 November</text:p>
      <text:p text:style-name="P104"/>
      <text:p text:style-name="P104">I have adopted a more heavy handed approach out here. I WILL leave before Christmas.</text:p>
      <text:p text:style-name="P104"/>
      <text:p text:style-name="P104">2 December</text:p>
      <text:p text:style-name="P104"/>
      <text:p text:style-name="P104">I embark for Dublin. I can stand no more of this. We will probably arrive by Christmas…</text:p>
      <text:p text:style-name="P104"/>
      <text:p text:style-name="P104">29 December</text:p>
      <text:p text:style-name="P104"/>
      <text:p text:style-name="P104">Missed Christmas. Fuck im pissed. English back in the vacuum I created by ousting Jakob in Tadgh’s wake</text:p>
      <text:p text:style-name="P13">1302</text:p>
      <text:p text:style-name="P13"/>
      <text:p text:style-name="P105">1 January</text:p>
      <text:p text:style-name="P105"/>
      <text:p text:style-name="P105">Ok so ive definatly gotten pretty stressed out. I took too much time away from home, and tried to bite off more than I could chew. As it turns out it is much easier to speak of great deeds than to accomplish them. To sing of my battles in Skottsland now sound much like hollow hobby talk. We did not fight any serious battles, we did not overcome any grand armies, and we did not rip a crown off of some defeated foe’s head. Instead we found struggling people who do not care to be ruled by anyone let alone my court. Still I see them as my charges regardless of their plain disdain for me. I found the weight of mortality and the curse of always unreacheable satisfaction. I awoke to the fact that being King of a great people is a serious job. A hard job, and my job…</text:p>
      <text:p text:style-name="P105"/>
      <text:p text:style-name="P105">2 January</text:p>
      <text:p text:style-name="P105"/>
      <text:p text:style-name="P105">As if by a miracle King Etienne of France has overcome the Empire of Hispania, or at the least forced Hug to withdraw back over the Pyranees. A renewed Hispanic invasion may soon follow but the French have re-established their defensive lines through Dax and will continue to strengthen their defenses so as to not be over-run the next time Hispanic soldiers should come barraling down the mountainside.</text:p>
      <text:p text:style-name="P106">In the Eastern Roman Empire the greek aristocracy has been defeated and Emperor Comgan has signed a white peace allowing them to return to their lives and loves so long as they forgo their complaints. A very lenient approach I suspect my bastard cousin the Emperor could no longer sustain the exteneded gurilla war and offered the oak branch at the earliest signs of victory especially as the muslims of Rum have been encroaching more and more into Annatolia over the past few decades (especially since the fall of Jerusalem)</text:p>
      <text:p text:style-name="P106"/>
      <text:p text:style-name="P107">7 January</text:p>
      <text:p text:style-name="P107"/>
      <text:p text:style-name="P107">Since returning I have noticed a number of new faces at my court. I have asked them all to leave. I dont need any extra mouths to feed, hands to watch, or motives to keep track of. I need to rest and chill out. Im hella stressed..</text:p>
      <text:p text:style-name="P107"/>
      <text:p text:style-name="P108">18 January</text:p>
      <text:p text:style-name="P108"/>
      <text:p text:style-name="P108"><text:soft-page-break/>I love my son Gilla. He will be turning 5 this July so I have arranged for him to begin schooling. Military training just like me. The law of my fathers (which I owe my entire Kingdom) states clearly that the youngest son is to inherit <text:span text:style-name="T37">yet my heart has become so attached to my first born. Maybe I will feel the same for my younger, newer children, but today I feel so much the need and desire to denounce the ultimogenture laws. The law of the youngest born to rule stretches back 300 years or more to the very beginings of feudal Ireland. It has been broken but each time has been with great consequence. My family tree shows already that the youngest child is my line and so fate and nature seem to predetermine that Gilla III will not live up to his name…</text:span></text:p>
      <text:p text:style-name="P108"/>
      <text:p text:style-name="P109">20 January</text:p>
      <text:p text:style-name="P109"/>
      <text:p text:style-name="P109">A new book “The travels of Marco Polo” is all the rage at the court these days. It details the world of the orient Xia (china) Katoch, and Pandya in India giving a rare glimpse into the lives of other peoples in our secure isle. Some wise men claim it to be a hoax but then an entertaining one at the least…</text:p>
      <text:p text:style-name="P109"/>
      <text:p text:style-name="P110">21 January</text:p>
      <text:p text:style-name="P110"/>
      <text:p text:style-name="P110">By way of secret letter from my sister Mor I learn that Etienne, King of France, has been severally wounded possibly will need amputation and has been laying on his death bed since returning from Gascogne.</text:p>
      <text:p text:style-name="P110"/>
      <text:p text:style-name="P110">25 February</text:p>
      <text:p text:style-name="P110"/>
      <text:p text:style-name="P110">Torgil has regained his old base of power in London and the <text:span text:style-name="T38">norse </text:span>northern reaches like the old capitol of Cumberland but nearer to our own lands in Bath he is not permitted to set foot. Torgil floundered in battle near Yoredale and a fresh rebellion has spawned in Suffolk. I loathe to wage another fruitless war but the never ending civil war on our doorstep is a constant nuissance and a threat to the stability of our realm. I have enlisted a new german commander, a veteran of the Rud Ruthenian conflict, to begin plannign another invasion of Britain. Its only an exploratory commision but Im worried that A) the wars continue and contribute to increased piracy in the area or B) Torgil wins and a consolodated England creates a major security threat on our doorstep. Their power needs to be absorbed by our own but we lack the manpower, the ability to convert the alligience of the people is not within us. I tried and failed in Skottsland this cannot be any different. I really dont know what to do and its stressing me out.</text:p>
      <text:p text:style-name="P110"/>
      <text:p text:style-name="P111">26 March</text:p>
      <text:p text:style-name="P111"/>
      <text:p text:style-name="P111">Even 15 years after the decleration of the African Empires Hispania and Egypt a sizeable portion of land remains in the hands of staunch Christian defenders. Admitadly with some help from Italy and Germany christians retain lands from Leptis Magna to Algiers. Over 1000 miles of christian africa remains of the once amazing Christian Empire my great-grandfather Cuan the Great helped to erect (from allepo to algiers?) <text:s/>in Jerusalem and Egypt both of whom have fallen from the path of light in the subsequent 80 years…</text:p>
      <text:p text:style-name="P111"/>
      <text:p text:style-name="P111">22 June</text:p>
      <text:p text:style-name="P111"/>
      <text:p text:style-name="P111">Trond <text:s/>the Dry-throat has passed away. My old mentor. He will be sorely missed. He served me to great effect during my coronation wars against England. A great man. I loved him. His deputy, Svein the Affable has been made marshall of Eire.</text:p>
      <text:p text:style-name="P111"/>
      <text:p text:style-name="P112"><text:soft-page-break/>13 August</text:p>
      <text:p text:style-name="P112"/>
      <text:p text:style-name="P112">My half brother, Faelan, Prince of Wales and Duke of Laigan, has become known as a wise and gentle ruler widely respected for obeying the word of my father and the ancient tradition of our Kingdom, ultimogenture. <text:span text:style-name="T39">In our realm he has far supassed in might the power of any other vassal. In Eire he is one of only two Dukes where he rules Ulaidhe and Laigan. The other Duke, Lleyn of serves mostly as a puppet of my own in a position only equel to Faelan in name and only as a precaution for myself to remind that he is below me. The duke of Mann’s coffers are but half of Faelan’s. My half-brother may be submissive, and wise in his judgment to practiv chastity with tyranny and may be gentle thus far as well however he still remains my most serious threat. Should he decide on a whim or perhaps a bout of old age’s madness that he would take by force my titles it would prove a long and costly war. His lands are great and though mostly rural comprise a great portion of my realm. Especially in Wales he is considered their prince-ruler and direct govenor. In truth I rule Wales through him. Perhaps I’m being paranoid. I really havnt been myself since the 2</text:span><text:span text:style-name="T17">nd</text:span><text:span text:style-name="T39"> Scotts war…</text:span></text:p>
      <text:p text:style-name="P112"/>
      <text:p text:style-name="P116">3 October</text:p>
      <text:p text:style-name="P116"/>
      <text:p text:style-name="P116">The reason for Hug’s retreat after his appart total anihilation of the French army has turned out to be more domestic problems. Another massive revolt (the second in 5 years) led by the Hispanic Prince of Barcelona and supported by the same various rebel islamic extremists in southern Hispania has forced Hug to retreat from his native castle of Zaragoza and taken refuge in the great fortress of Toledo where Ot and Ramon-Folc first proclaimed the Phoenix Empire <text:span text:style-name="T41">50 years ago. I am beginning to think that perhaps another attack on England and Torgil is the right thing to do. Should Torgil re-unify the Kingdom of England he will quickly match my strength. Plus the old lands of Tadgh in Alban remain more English than Irish and may decide to side with him in a war. Acting quickly before he has time to completely stabalize his realm may enable a decidsive victory. At the very least I ought to secure bath in Irish trade interests. London is of less concern to me…</text:span></text:p>
      <text:p text:style-name="P116"/>
      <text:p text:style-name="P117">4 December</text:p>
      <text:p text:style-name="P117"/>
      <text:p text:style-name="P117">I have heard whispers that rumors are abound in Wales regarding independence. I have not spoken with Faelen in quite some time hoping he would die before the need arouse. I thought he was happy? I though it was better to leave sleeping dogs lie, besides with eachother out of the picture isnt it much easier to rule pretending you are the sovereign of wales? IS that not what goes on in yout head? The tithe is little and you benefit from our troops on your border. I have ordered my men to begin regular drillings as if war were next week but kept the motive secret allowing them to belive it could be Skottsland agains or England. Faelan may not be the gentle after all..</text:p>
      <text:p text:style-name="P117"/>
      <text:p text:style-name="P125">1303</text:p>
      <text:p text:style-name="P125"/>
      <text:p text:style-name="P118">7 January</text:p>
      <text:p text:style-name="P118"><text:line-break/>I have not had sex with Gurli since returning from Skottsland. We have been distant but still close. She has been busy raising Gilla. So have I. Maybe I also dont want another son deep down and see myself in Gilla so much. Id hate to watch his future stolen from him by a younger brother. What I did to Faelan…</text:p>
      <text:p text:style-name="P118"/>
      <text:p text:style-name="P119">20 April</text:p>
      <text:p text:style-name="P119"><text:soft-page-break/></text:p>
      <text:p text:style-name="P119">Still hella stresseed. Not been sleeping well. Eyes hurt and my legs. Torgil has smashed the English Resistance based in Perfeddwlad on the very border of our Irish Rhos. Torgil has imprissoned the nominal leader of the English Independance league though there are still plenty of freedom fighters especially in Cornwall and a resurgance in Djuraby though the success of Torgil seems more and more likely as more and more time passes. I am very tempted to cross our border, destroy his army, and claim Perfeddwlad as our own aiding the Irish friendly rebels and dealing a harsh blow to our English rival. However my better judgement advises against it. For one Faelan may refuse to lend his troops to our effort OR even worse as soon as our soldiers should cross St. George’s Strait perhaps then he will come and take by storm my great city. Gods I sound paranoid…</text:p>
      <text:p text:style-name="P119"/>
      <text:p text:style-name="P120">16 M<text:span text:style-name="T42">ay</text:span></text:p>
      <text:p text:style-name="P120"/>
      <text:p text:style-name="P121">I have decided against war, any war. Torgil does not pose an immediate threat and I will have ample time to react should he continue to grow in strength. Besides having defeated him once before and his extreme domestic problems will make any likely war with our greater kingdom seem to him a foolish act. In England the revolt has become a kind of Cat and Mouse game where I am not sure Torgil can triumph. <text:span text:style-name="T43">Torgil has indeed prevailed in locking down the lands of Djuraby, Chester, and Perfeddwlad however just as quickly the lands of Cornwall and Dorset have become infested with a strong independence faction. I think the people of Eastern England ultimately do not reespect Torgil and see us as the rightful sovereign.</text:span></text:p>
      <text:p text:style-name="P121"/>
      <text:p text:style-name="P122">15 June</text:p>
      <text:p text:style-name="P123"/>
      <text:p text:style-name="P124">I cant help myself anylonger. I had sex with Gurli. She’s so hot. Fuck. Poor Gilla, he really may never be King after all…</text:p>
      <text:p text:style-name="P124"/>
      <text:p text:style-name="P124">22 July</text:p>
      <text:p text:style-name="P124"/>
      <text:p text:style-name="P124">Fate, smiles upon me. My wife Gurli is pregnant. Nay I cant do it. I wont let anyone come between my jewel and our throne. I will KILL GURLI</text:p>
      <text:p text:style-name="P124"/>
      <text:p text:style-name="P124">23 July</text:p>
      <text:p text:style-name="P124"/>
      <text:p text:style-name="P124">The deed has been done.</text:p>
      <text:p text:style-name="P124"/>
      <text:p text:style-name="P124">7 August</text:p>
      <text:p text:style-name="P124"/>
      <text:p text:style-name="P124">I have paid a good deal of money to my nobility and churches. I need them to continue to defend my wife’s sudden dissapearance. I could not admit to what I have done…</text:p>
      <text:p text:style-name="P124"/>
      <text:p text:style-name="P126">24 September</text:p>
      <text:p text:style-name="P124"/>
      <text:p text:style-name="P126">King Gilla the Lionheart committed suicide stabbing himself through the heart. He was found <text:span text:style-name="T44">many hours later by the court chaplain Tipraite the Lord-Bishop of Leix. Gilla will be remembered as a dilligent King and a great and mighty commander on the battlefeild. His murder of Gurli has so far not been uncovered. Faelan will be re-instated with temporal powers and it remains unknown what his move will be.</text:span></text:p>
      <text:p text:style-name="P126"/>
      <text:p text:style-name="P126"><text:soft-page-break/></text:p>
      <text:p text:style-name="P11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13">26 September</text:p>
      <text:p text:style-name="P113"/>
      <text:p text:style-name="P113">All this summer I have spent alone, in my room, waking early and repeating the same meaningless takss, over and over again. I can never be satisfied and if I could It would not be here but in the arms of one wwho I may love, engaged with something near and dear, something important and occupied in my time with only the most pleasant, productive, and pornographic stills of human life… fuckit2</text:p>
      <text:p text:style-name="P82"/>
      <text:p text:style-name="P82"/>
      <text:p text:style-name="P74"/>
      <text:p text:style-name="P74"/>
      <text:p text:style-name="P67"/>
      <text:p text:style-name="P67"/>
      <text:p text:style-name="P64"/>
      <text:p text:style-name="P57"/>
      <text:p text:style-name="P114"/>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9:17:20.189982750</meta:creation-date>
    <dc:date>2019-10-12T09:18:57.069008580</dc:date>
    <meta:editing-duration>P2DT18H9S</meta:editing-duration>
    <meta:editing-cycles>23</meta:editing-cycles>
    <meta:generator>LibreOffice/6.2.7.1$Linux_X86_64 LibreOffice_project/20$Build-1</meta:generator>
    <meta:document-statistic meta:table-count="0" meta:image-count="0" meta:object-count="0" meta:page-count="26" meta:paragraph-count="324" meta:word-count="11067" meta:character-count="61500" meta:non-whitespace-character-count="50738"/>
  </office:meta>
</office:document-meta>
</file>